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svg:stroke-color="#c90016" draw:marker-end="Arrow" draw:marker-end-width="0.3cm" draw:fill="solid" draw:fill-color="#c90016" draw:textarea-horizontal-align="center" draw:textarea-vertical-align="middle"/>
    </style:style>
    <style:style style:name="gr8" style:family="graphic" style:parent-style-name="standard">
      <style:graphic-properties svg:stroke-color="#c90016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ff3366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8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svg:stroke-color="#23ff23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99ccff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00dcff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23ff23"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svg:stroke-color="#00dcff" draw:marker-start="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ff3333" draw:marker-start="Arrow" draw:marker-end="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2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832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notes">
      <style:graphic-properties draw:fill-color="#ffffff" fo:min-height="11.43cm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607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title">
      <style:graphic-properties draw:fill-color="#ffffff" draw:auto-grow-height="true" fo:min-height="3.212cm"/>
    </style:style>
    <style:style style:name="pr11" style:family="presentation" style:parent-style-name="Default-outline1">
      <style:graphic-properties draw:fill-color="#ffffff" draw:auto-grow-height="true" fo:min-height="11.489cm"/>
    </style:style>
    <style:style style:name="pr12" style:family="presentation" style:parent-style-name="Default-outline1">
      <style:graphic-properties draw:fill-color="#ffffff" fo:min-height="11.238cm"/>
    </style:style>
    <style:style style:name="pr13" style:family="presentation" style:parent-style-name="Default-notes">
      <style:graphic-properties draw:fill-color="#ffffff" fo:min-height="11.179cm"/>
    </style:style>
    <style:style style:name="pr14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18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19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0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1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2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3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4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5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6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7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8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29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4.272cm" fo:min-width="0cm" fo:padding-top="0.128cm" fo:padding-bottom="0.128cm" fo:padding-left="0.256cm" fo:padding-right="0.256cm" fo:wrap-option="wrap" draw:shadow="hidden"/>
    </style:style>
    <style:style style:name="pr30" style:family="presentation" style:parent-style-name="Default-title">
      <style:graphic-properties draw:fill-color="#ffffff" fo:min-height="1.9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text-align="center" fo:text-indent="-0.952cm"/>
    </style:style>
    <style:style style:name="P5" style:family="paragraph">
      <style:paragraph-properties fo:margin-left="0.952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style:paragraph-properties fo:margin-left="0.952cm" fo:margin-right="0cm" fo:text-align="end" fo:text-indent="-0.952cm"/>
    </style:style>
    <style:style style:name="P7" style:family="paragraph">
      <style:paragraph-properties fo:margin-left="0.952cm" fo:margin-right="0cm" fo:margin-top="0.282cm" fo:margin-bottom="0cm" fo:text-indent="-0.952cm"/>
    </style:style>
    <style:style style:name="P8" style:family="paragraph">
      <style:paragraph-properties fo:margin-left="0.952cm" fo:margin-right="0cm" fo:text-indent="0cm" style:writing-mode="lr-tb"/>
    </style:style>
    <style:style style:name="P9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0" style:family="paragraph">
      <style:paragraph-properties fo:margin-left="0.952cm" fo:margin-right="0cm" fo:margin-top="0.282cm" fo:margin-bottom="0cm" fo:text-indent="0cm"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.952cm" fo:margin-right="0cm" fo:text-indent="0cm"/>
      <style:text-properties fo:font-size="26pt" style:font-size-asian="32pt" style:font-size-complex="32pt"/>
    </style:style>
    <style:style style:name="P14" style:family="paragraph">
      <style:paragraph-properties fo:margin-left="0.952cm" fo:margin-right="0cm" fo:text-indent="0cm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style:font-name="DejaVu Sans"/>
    </style:style>
    <style:style style:name="P16" style:family="paragraph">
      <style:paragraph-properties fo:text-align="center"/>
      <style:text-properties style:font-name="DejaVu Sans"/>
    </style:style>
    <style:style style:name="P17" style:family="paragraph">
      <style:paragraph-properties fo:text-align="center"/>
      <style:text-properties style:font-name="DejaVu Sans" fo:font-size="26pt" style:font-size-asian="26pt" style:font-size-complex="26pt"/>
    </style:style>
    <style:style style:name="P18" style:family="paragraph">
      <style:paragraph-properties fo:margin-left="3.175cm" fo:margin-right="0cm" fo:margin-top="0.211cm" fo:margin-bottom="0cm" fo:line-height="10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/>
      <style:text-properties style:font-name="DejaVu Sans" fo:font-size="16pt" style:font-size-asian="16pt" style:font-size-complex="16pt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0cm" fo:margin-right="0cm" fo:text-indent="0cm"/>
      <style:text-properties fo:color="#ff6309" style:font-name="DejaVu Sans"/>
    </style:style>
    <style:style style:name="P22" style:family="paragraph">
      <style:paragraph-properties fo:margin-left="0cm" fo:margin-right="0cm" fo:text-indent="0cm"/>
      <style:text-properties fo:color="#00ff00" style:font-name="DejaVu Sans" fo:font-size="16pt" style:font-size-asian="16pt" style:font-size-complex="16pt"/>
    </style:style>
    <style:style style:name="P23" style:family="paragraph">
      <style:paragraph-properties fo:margin-left="0cm" fo:margin-right="0cm" fo:text-indent="0cm"/>
      <style:text-properties fo:color="#99ccff" style:font-name="DejaVu Sans"/>
    </style:style>
    <style:style style:name="P24" style:family="paragraph">
      <style:paragraph-properties fo:margin-left="0cm" fo:margin-right="0cm" fo:text-indent="0cm"/>
      <style:text-properties fo:color="#00ff00" style:font-name="DejaVu Sans"/>
    </style:style>
    <style:style style:name="P25" style:family="paragraph">
      <style:paragraph-properties fo:margin-left="0.952cm" fo:margin-right="0cm" fo:text-indent="0cm"/>
    </style:style>
    <style:style style:name="P26" style:family="paragraph">
      <style:paragraph-properties fo:margin-left="0cm" fo:margin-right="0cm" fo:text-indent="0cm"/>
      <style:text-properties fo:color="#00dcff" style:font-name="DejaVu Sans"/>
    </style:style>
    <style:style style:name="P2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26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26pt" style:font-size-asian="26pt" style:font-size-complex="26pt"/>
    </style:style>
    <style:style style:name="T10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italic" style:font-weight-asian="normal" style:font-name-complex="Tahoma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font-name="DejaVu Sans" fo:font-size="16pt" style:font-size-asian="16pt" style:font-size-complex="16pt"/>
    </style:style>
    <style:style style:name="T12" style:family="text">
      <style:text-properties fo:color="#ffffcc" style:text-outline="false" style:text-line-through-style="none" style:text-line-through-type="none" style:text-position="0% 100%" style:font-name="Times New Roman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ff6309" style:text-outline="false" style:text-line-through-style="none" style:text-line-through-type="none" style:text-position="0% 100%" style:font-name="Times New Roman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6309" style:font-name="DejaVu Sans"/>
    </style:style>
    <style:style style:name="T15" style:family="text">
      <style:text-properties fo:color="#00ff00" fo:font-style="italic" style:font-style-asian="italic" style:font-style-complex="italic"/>
    </style:style>
    <style:style style:name="T16" style:family="text">
      <style:text-properties fo:color="#00ff00" style:font-name="DejaVu Sans" fo:font-size="16pt" style:font-size-asian="16pt" style:font-size-complex="16pt"/>
    </style:style>
    <style:style style:name="T17" style:family="text">
      <style:text-properties fo:color="#00dcff" fo:font-size="32pt" style:font-size-asian="32pt" style:font-size-complex="32pt"/>
    </style:style>
    <style:style style:name="T18" style:family="text">
      <style:text-properties fo:color="#99ccff" style:font-name="DejaVu Sans"/>
    </style:style>
    <style:style style:name="T19" style:family="text">
      <style:text-properties fo:color="#ff3366" fo:font-size="32pt" style:font-size-asian="32pt" style:font-size-complex="32pt"/>
    </style:style>
    <style:style style:name="T20" style:family="text">
      <style:text-properties fo:color="#ffffff" fo:font-size="32pt" style:font-size-asian="32pt" style:font-size-complex="32pt"/>
    </style:style>
    <style:style style:name="T21" style:family="text">
      <style:text-properties fo:color="#23ff23" fo:font-size="32pt" style:font-size-asian="32pt" style:font-size-complex="32pt"/>
    </style:style>
    <style:style style:name="T22" style:family="text">
      <style:text-properties fo:color="#ff6309" fo:font-size="32pt" style:font-size-asian="32pt" style:font-size-complex="32pt"/>
    </style:style>
    <style:style style:name="T23" style:family="text">
      <style:text-properties fo:color="#00ff00" style:font-name="DejaVu Sans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Courier 10 Pitch1"/>
    </style:style>
    <style:style style:name="T26" style:family="text">
      <style:text-properties fo:color="#ffffcc" style:text-outline="false" style:text-line-through-style="none" style:text-line-through-type="none" style:text-position="0% 100%" style:font-name="Courier 10 Pitch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dcff" style:font-name="DejaVu Sans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6633" fo:font-size="36pt" style:font-size-asian="36pt" style:font-size-complex="36pt"/>
    </style:style>
    <style:style style:name="T30" style:family="text">
      <style:text-properties fo:color="#00dcff" fo:font-size="36pt" style:font-size-asian="36pt" style:font-size-complex="36pt"/>
    </style:style>
    <style:style style:name="T31" style:family="text">
      <style:text-properties fo:color="#00ff00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8686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8686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8686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8686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FLOW</text:p>
          </draw:text-box>
        </draw:frame>
        <draw:frame presentation:style-name="pr4" draw:text-style-name="P5" draw:layer="layout" svg:width="24.712cm" svg:height="16.088cm" svg:x="0.375cm" svg:y="3.175cm" presentation:class="outline" presentation:user-transformed="true">
          <draw:text-box>
            <text:p xml:id="id1" text:id="id1" text:style-name="P4"><text:span text:style-name="T2"/></text:p>
            <text:p text:style-name="P4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FLOW</text:p>
          </draw:text-box>
        </draw:frame>
        <draw:frame presentation:style-name="pr4" draw:text-style-name="P5" draw:layer="layout" svg:width="24.712cm" svg:height="16.088cm" svg:x="0.375cm" svg:y="3.175cm" presentation:class="outline" presentation:user-transformed="true">
          <draw:text-box>
            <text:p xml:id="id2" text:id="id2" text:style-name="P4"><text:span text:style-name="T2"/></text:p>
            <text:p text:style-name="P4"><text:span text:style-name="T3">“</text:span><text:span text:style-name="T3">I can go with the flow.”</text:span></text:p>
            <text:p text:style-name="P6"><text:span text:style-name="T4">- Queens of the Stone Age</text:span></text:p>
            <text:p text:style-name="P6"><text:span text:style-name="T2"/></text:p>
            <text:p text:style-name="P4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FLOW</text:p>
          </draw:text-box>
        </draw:frame>
        <draw:frame presentation:style-name="pr4" draw:text-style-name="P5" draw:layer="layout" svg:width="24.712cm" svg:height="16.088cm" svg:x="0.375cm" svg:y="3.175cm" presentation:class="outline" presentation:user-transformed="true">
          <draw:text-box>
            <text:p xml:id="id3" text:id="id3" text:style-name="P4"><text:span text:style-name="T2"/></text:p>
            <text:p text:style-name="P4"><text:span text:style-name="T3">“</text:span><text:span text:style-name="T3">I can go with the flow.”</text:span></text:p>
            <text:p text:style-name="P6"><text:span text:style-name="T4">- Queens of the Stone Age</text:span></text:p>
            <text:p text:style-name="P6"><text:span text:style-name="T2"/></text:p>
            <text:p text:style-name="P4"><text:span text:style-name="T3">“</text:span><text:span text:style-name="T3">Let your body go with the flow.”</text:span></text:p>
            <text:p text:style-name="P6"><text:span text:style-name="T4">- Madonna</text:span><text:span text:style-name="T3"> </text:span></text:p>
            <text:p text:style-name="P4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FLOW</text:p>
          </draw:text-box>
        </draw:frame>
        <draw:frame presentation:style-name="pr4" draw:text-style-name="P5" draw:layer="layout" svg:width="24.712cm" svg:height="16.088cm" svg:x="0.375cm" svg:y="3.175cm" presentation:class="outline" presentation:user-transformed="true">
          <draw:text-box>
            <text:p xml:id="id4" text:id="id4" text:style-name="P4"><text:span text:style-name="T2"/></text:p>
            <text:p text:style-name="P4"><text:span text:style-name="T3">“</text:span><text:span text:style-name="T3">I can go with the flow.”</text:span></text:p>
            <text:p text:style-name="P6"><text:span text:style-name="T4">- Queens of the Stone Age</text:span></text:p>
            <text:p text:style-name="P6"><text:span text:style-name="T2"/></text:p>
            <text:p text:style-name="P4"><text:span text:style-name="T3">“</text:span><text:span text:style-name="T3">Let your body go with the flow.”</text:span></text:p>
            <text:p text:style-name="P6"><text:span text:style-name="T4">- Madonna</text:span><text:span text:style-name="T3"> </text:span></text:p>
            <text:p text:style-name="P4"><text:span text:style-name="T3">“</text:span><text:span text:style-name="T3">Use the flow, Luke!”</text:span></text:p>
            <text:p text:style-name="P6"><text:span text:style-name="T4">- Obi-wan Kenobi</text:span><text:span text:style-name="T3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ploring a Maze" draw:style-name="dp3" draw:master-page-name="Default" presentation:presentation-page-layout-name="AL2T1">
        <draw:frame presentation:style-name="pr6" draw:text-style-name="P2" draw:layer="layout" svg:width="24.681cm" svg:height="1.976cm" svg:x="0.374cm" svg:y="0.811cm" presentation:class="title" presentation:user-transformed="true">
          <draw:text-box>
            <text:p text:style-name="P1">FLOW NETWORKS</text:p>
          </draw:text-box>
        </draw:frame>
        <draw:frame presentation:style-name="pr7" draw:text-style-name="P8" draw:layer="layout" svg:width="21.59cm" svg:height="11.863cm" svg:x="2.54cm" svg:y="5.503cm" presentation:class="outline" presentation:user-transformed="true">
          <draw:text-box>
            <text:p text:style-name="P7">Three categories:</text:p>
            <text:p text:style-name="P7">Distribution problems</text:p>
            <text:p text:style-name="P7">Matching problems</text:p>
            <text:p text:style-name="P7">Cut problems</text:p>
            <text:p text:style-name="P7"/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2" draw:layer="layout" svg:width="24.681cm" svg:height="1.976cm" svg:x="0.374cm" svg:y="0.811cm" presentation:class="title" presentation:user-transformed="true">
          <draw:text-box>
            <text:p text:style-name="P1">FLOW NETWORKS</text:p>
          </draw:text-box>
        </draw:frame>
        <draw:frame presentation:style-name="pr8" draw:text-style-name="P10" draw:layer="layout" svg:width="12.065cm" svg:height="14.528cm" svg:x="1.905cm" svg:y="3.81cm" presentation:class="outline" presentation:user-transformed="true">
          <draw:text-box>
            <text:p text:style-name="P7">Distribution problems</text:p>
            <text:p text:style-name="P9"><text:span text:style-name="T5">-moving objects from one place to another in a network</text:span></text:p>
            <text:p text:style-name="P9"><text:span text:style-name="T5">Merchandise distribution</text:span></text:p>
            <text:p text:style-name="P9"><text:span text:style-name="T5">Communication</text:span></text:p>
            <text:p text:style-name="P9"><text:span text:style-name="T5">Traffic flow</text:span></text:p>
            <text:p text:style-name="P7"/>
          </draw:text-box>
        </draw:frame>
        <draw:custom-shape draw:style-name="gr2" draw:text-style-name="P12" draw:layer="layout" svg:width="1.27cm" svg:height="1.27cm" svg:x="17.145cm" svg:y="7.62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955cm" svg:y="7.62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10.79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955cm" svg:y="10.79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24cm" svg:y="13.97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9.05cm" svg:y="13.97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3.49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4.605cm" svg:y="4.445cm">
          <text:p text:style-name="P11">0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4.44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5.875cm" svg:y1="5.715cm" svg:x2="17.145cm" svg:y2="7.62cm">
          <text:p/>
        </draw:line>
        <draw:line draw:style-name="gr3" draw:layer="layout" svg:x1="15.24cm" svg:y1="5.715cm" svg:x2="15.875cm" svg:y2="13.97cm">
          <text:p/>
        </draw:line>
        <draw:line draw:style-name="gr3" draw:layer="layout" svg:x1="19.685cm" svg:y1="5.715cm" svg:x2="20.955cm" svg:y2="7.62cm">
          <text:p/>
        </draw:line>
        <draw:line draw:style-name="gr3" draw:layer="layout" svg:x1="18.415cm" svg:y1="8.89cm" svg:x2="20.955cm" svg:y2="10.795cm">
          <text:p/>
        </draw:line>
        <draw:line draw:style-name="gr3" draw:layer="layout" svg:x1="20.955cm" svg:y1="8.89cm" svg:x2="18.415cm" svg:y2="10.795cm">
          <text:p/>
        </draw:line>
        <draw:line draw:style-name="gr3" draw:layer="layout" svg:x1="17.78cm" svg:y1="8.89cm" svg:x2="17.78cm" svg:y2="10.795cm">
          <text:p/>
        </draw:line>
        <draw:line draw:style-name="gr3" draw:layer="layout" svg:x1="21.59cm" svg:y1="8.89cm" svg:x2="21.59cm" svg:y2="10.795cm">
          <text:p/>
        </draw:line>
        <draw:line draw:style-name="gr3" draw:layer="layout" svg:x1="23.495cm" svg:y1="5.715cm" svg:x2="24.13cm" svg:y2="13.97cm">
          <text:p/>
        </draw:line>
        <draw:line draw:style-name="gr3" draw:layer="layout" svg:x1="22.225cm" svg:y1="12.065cm" svg:x2="23.495cm" svg:y2="13.97cm">
          <text:p/>
        </draw:line>
        <draw:line draw:style-name="gr3" draw:layer="layout" svg:x1="17.78cm" svg:y1="12.065cm" svg:x2="19.05cm" svg:y2="13.97cm">
          <text:p/>
        </draw:line>
        <draw:line draw:style-name="gr3" draw:layer="layout" svg:x1="17.145cm" svg:y1="12.065cm" svg:x2="16.51cm" svg:y2="13.97cm">
          <text:p/>
        </draw:line>
        <draw:line draw:style-name="gr3" draw:layer="layout" svg:x1="22.86cm" svg:y1="5.715cm" svg:x2="22.225cm" svg:y2="7.62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text-style-name="P2" draw:layer="layout" svg:width="24.681cm" svg:height="1.976cm" svg:x="0.374cm" svg:y="0.811cm" presentation:class="title" presentation:user-transformed="true">
          <draw:text-box>
            <text:p text:style-name="P1">FLOW NETWORKS</text:p>
          </draw:text-box>
        </draw:frame>
        <draw:frame presentation:style-name="pr9" draw:text-style-name="P10" draw:layer="layout" svg:width="10.16cm" svg:height="14.528cm" svg:x="1.905cm" svg:y="3.81cm" presentation:class="outline" presentation:user-transformed="true">
          <draw:text-box>
            <text:p text:style-name="P7">Matching problems</text:p>
            <text:p text:style-name="P9"><text:span text:style-name="T5">-connecting pairs </text:span></text:p>
            <text:p text:style-name="P9"><text:span text:style-name="T5">Job Placement</text:span></text:p>
            <text:p text:style-name="P9"><text:span text:style-name="T5">Minimum distance point matching</text:span></text:p>
            <text:p text:style-name="P7"/>
          </draw:text-box>
        </draw:frame>
        <draw:custom-shape draw:style-name="gr2" draw:text-style-name="P12" draw:layer="layout" svg:width="1.27cm" svg:height="1.27cm" svg:x="20.32cm" svg:y="4.44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4.44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2.7cm" svg:y="4.445cm">
          <text:p text:style-name="P11">0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24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78cm" svg:y="4.44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5.875cm" svg:y1="5.715cm" svg:x2="15.875cm" svg:y2="8.255cm">
          <text:p/>
        </draw:line>
        <draw:line draw:style-name="gr3" draw:layer="layout" svg:x1="18.415cm" svg:y1="5.715cm" svg:x2="13.335cm" svg:y2="8.255cm">
          <text:p/>
        </draw:line>
        <draw:line draw:style-name="gr3" draw:layer="layout" svg:x1="13.97cm" svg:y1="5.715cm" svg:x2="15.24cm" svg:y2="8.255cm">
          <text:p/>
        </draw:line>
        <draw:line draw:style-name="gr3" draw:layer="layout" svg:x1="23.495cm" svg:y1="5.715cm" svg:x2="19.05cm" svg:y2="8.255cm">
          <text:p/>
        </draw:line>
        <draw:line draw:style-name="gr3" draw:layer="layout" svg:x1="20.955cm" svg:y1="5.715cm" svg:x2="23.495cm" svg:y2="8.255cm">
          <text:p/>
        </draw:line>
        <draw:custom-shape draw:style-name="gr2" draw:text-style-name="P12" draw:layer="layout" svg:width="1.27cm" svg:height="1.27cm" svg:x="20.32cm" svg:y="8.255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8.255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2.7cm" svg:y="8.25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24cm" svg:y="8.25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78cm" svg:y="8.25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32cm" svg:y="4.44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4.44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2.7cm" svg:y="4.445cm">
          <text:p text:style-name="P11">0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24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78cm" svg:y="4.44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3.97cm" svg:y1="5.715cm" svg:x2="17.78cm" svg:y2="8.255cm">
          <text:p/>
        </draw:line>
        <draw:line draw:style-name="gr3" draw:layer="layout" svg:x1="18.415cm" svg:y1="5.715cm" svg:x2="18.415cm" svg:y2="8.255cm">
          <text:p/>
        </draw:line>
        <draw:line draw:style-name="gr3" draw:layer="layout" svg:x1="20.955cm" svg:y1="5.715cm" svg:x2="20.955cm" svg:y2="8.255cm">
          <text:p/>
        </draw:lin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10" draw:text-style-name="P1" draw:layer="layout" svg:width="24.681cm" svg:height="3.212cm" svg:x="0.374cm" svg:y="2.468cm" presentation:class="title">
          <draw:text-box>
            <text:p text:style-name="P1">MATCHING JOB ASSINGMENTS</text:p>
          </draw:text-box>
        </draw:frame>
        <draw:frame presentation:style-name="pr11" draw:text-style-name="P13" draw:layer="layout" svg:width="12.065cm" svg:height="11.489cm" svg:x="1.27cm" svg:y="5.877cm" presentation:class="outline" presentation:user-transformed="true">
          <draw:text-box>
            <text:list text:style-name="L2">
              <text:list-item>
                <text:p text:style-name="P1"><text:span text:style-name="T6">Abe – Adobe, Apple, HP</text:span></text:p>
              </text:list-item>
              <text:list-item>
                <text:p text:style-name="P1"><text:span text:style-name="T6">Bea – Adobe, Apple, Yahoo</text:span></text:p>
              </text:list-item>
              <text:list-item>
                <text:p text:style-name="P1"><text:span text:style-name="T6">Cal – HP, IBM, Sun</text:span></text:p>
              </text:list-item>
              <text:list-item>
                <text:p text:style-name="P1"><text:span text:style-name="T6">Deb – Adobe, Apple</text:span></text:p>
              </text:list-item>
              <text:list-item>
                <text:p text:style-name="P1"><text:span text:style-name="T6">Eli – IBM, Sun, Yahoo</text:span></text:p>
              </text:list-item>
              <text:list-item>
                <text:p text:style-name="P1"><text:span text:style-name="T6">Fay – HP, Sun, Yahoo</text:span></text:p>
              </text:list-item>
            </text:list>
          </draw:text-box>
        </draw:frame>
        <draw:frame presentation:style-name="pr12" draw:text-style-name="P14" draw:layer="layout" svg:width="11.124cm" svg:height="11.238cm" svg:x="13.97cm" svg:y="5.877cm" presentation:class="outline" presentation:user-transformed="true">
          <draw:text-box>
            <text:list text:style-name="L2">
              <text:list-item>
                <text:p text:style-name="P1"><text:span text:style-name="T7">Adobe – Abe, Bea, Deb</text:span></text:p>
              </text:list-item>
              <text:list-item>
                <text:p text:style-name="P1"><text:span text:style-name="T7">Apple – Abe, Bea, Deb</text:span></text:p>
              </text:list-item>
              <text:list-item>
                <text:p text:style-name="P1"><text:span text:style-name="T7">HP – Abe, Cal, Fay</text:span></text:p>
              </text:list-item>
              <text:list-item>
                <text:p text:style-name="P1"><text:span text:style-name="T7">IBM – Cal, Eli</text:span></text:p>
              </text:list-item>
              <text:list-item>
                <text:p text:style-name="P1"><text:span text:style-name="T7">Sun – Cal, Eli, Fay</text:span></text:p>
              </text:list-item>
              <text:list-item>
                <text:p text:style-name="P1"><text:span text:style-name="T7">Yahoo – Bea, Eli, Fa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13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FLOW NETWORKS</text:p>
          </draw:text-box>
        </draw:frame>
        <draw:frame presentation:style-name="pr14" draw:text-style-name="P10" draw:layer="layout" svg:width="12.7cm" svg:height="14.528cm" svg:x="1.905cm" svg:y="3.81cm" presentation:class="outline" presentation:user-transformed="true">
          <draw:text-box>
            <text:p text:style-name="P7">Cut problems</text:p>
            <text:p text:style-name="P9"><text:span text:style-name="T5">-remove edges to break graph into two pieces <text:s/></text:span></text:p>
            <text:p text:style-name="P9"><text:span text:style-name="T5">Network reliability</text:span></text:p>
            <text:p text:style-name="P9"><text:span text:style-name="T5">Cutting supply lines</text:span></text:p>
            <text:p text:style-name="P7"/>
          </draw:text-box>
        </draw:frame>
        <draw:custom-shape draw:style-name="gr2" draw:text-style-name="P12" draw:layer="layout" svg:width="1.27cm" svg:height="1.27cm" svg:x="15.875cm" svg:y="11.43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955cm" svg:y="12.7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4.445cm">
          <text:p text:style-name="P11">0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875cm" svg:y="6.98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955cm" svg:y="8.25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6.51cm" svg:y1="8.255cm" svg:x2="16.51cm" svg:y2="11.43cm">
          <text:p/>
        </draw:line>
        <draw:line draw:style-name="gr3" draw:layer="layout" svg:x1="17.145cm" svg:y1="12.7cm" svg:x2="19.05cm" svg:y2="15.24cm">
          <text:p/>
        </draw:line>
        <draw:line draw:style-name="gr3" draw:layer="layout" svg:x1="19.05cm" svg:y1="5.715cm" svg:x2="17.145cm" svg:y2="6.985cm">
          <text:p/>
        </draw:line>
        <draw:line draw:style-name="gr3" draw:layer="layout" svg:x1="21.59cm" svg:y1="13.97cm" svg:x2="19.685cm" svg:y2="15.24cm">
          <text:p/>
        </draw:line>
        <draw:custom-shape draw:style-name="gr2" draw:text-style-name="P12" draw:layer="layout" svg:width="1.27cm" svg:height="1.27cm" svg:x="18.415cm" svg:y="15.24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875cm" svg:y="11.43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955cm" svg:y="12.7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4.445cm">
          <text:p text:style-name="P11">0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5.875cm" svg:y="6.98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0.955cm" svg:y="8.25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5.715cm" svg:x2="20.955cm" svg:y2="8.255cm">
          <text:p/>
        </draw:line>
        <draw:line draw:style-name="gr3" draw:layer="layout" svg:x1="20.955cm" svg:y1="9.525cm" svg:x2="17.145cm" svg:y2="12.065cm">
          <text:p/>
        </draw:line>
        <draw:line draw:style-name="gr3" draw:layer="layout" svg:x1="21.59cm" svg:y1="9.525cm" svg:x2="21.59cm" svg:y2="12.7cm">
          <text:p/>
        </draw:line>
        <draw:line draw:style-name="gr4" draw:layer="layout" svg:x1="15.875cm" svg:y1="8.89cm" svg:x2="17.145cm" svg:y2="10.16cm">
          <text:p/>
        </draw:line>
        <draw:line draw:style-name="gr4" draw:layer="layout" svg:x1="20.955cm" svg:y1="10.795cm" svg:x2="22.225cm" svg:y2="12.065cm">
          <text:p/>
        </draw:line>
        <draw:line draw:style-name="gr4" draw:layer="layout" svg:x1="18.415cm" svg:y1="10.16cm" svg:x2="19.685cm" svg:y2="11.43cm">
          <text:p/>
        </draw:line>
        <draw:line draw:style-name="gr3" draw:layer="layout" svg:x1="17.145cm" svg:y1="7.62cm" svg:x2="20.955cm" svg:y2="8.89cm">
          <text:p/>
        </draw:line>
        <draw:line draw:style-name="gr3" draw:layer="layout" svg:x1="17.145cm" svg:y1="12.065cm" svg:x2="20.955cm" svg:y2="13.335cm">
          <text:p/>
        </draw:lin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FLOW NETWORKS (DEF)</text:p>
          </draw:text-box>
        </draw:frame>
        <draw:frame presentation:style-name="pr15" draw:text-style-name="P10" draw:layer="layout" svg:width="12.065cm" svg:height="14.528cm" svg:x="1.27cm" svg:y="3.81cm" presentation:class="outline" presentation:user-transformed="true">
          <draw:text-box>
            <text:p text:style-name="P7">Flow Networks :</text:p>
            <text:p text:style-name="P9"><text:span text:style-name="T5"/></text:p>
            <text:p text:style-name="P9"><text:span text:style-name="T5"><text:s/></text:span></text:p>
            <text:p text:style-name="P7"/>
          </draw:text-box>
        </draw:frame>
        <draw:frame draw:style-name="gr5" draw:text-style-name="P15" draw:layer="layout" svg:width="1.27cm" svg:height="1.275cm" svg:x="23.495cm" svg:y="8.89cm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FLOW NETWORKS (DEF)</text:p>
          </draw:text-box>
        </draw:frame>
        <draw:frame presentation:style-name="pr16" draw:text-style-name="P10" draw:layer="layout" svg:width="10.795cm" svg:height="14.528cm" svg:x="2.54cm" svg:y="3.81cm" presentation:class="outline" presentation:user-transformed="true">
          <draw:text-box>
            <text:p text:style-name="P7">Flow Networks :</text:p>
            <text:p text:style-name="P9"><text:span text:style-name="T5">Digraphs</text:span></text:p>
            <text:p text:style-name="P9"><text:span text:style-name="T5"/></text:p>
            <text:p text:style-name="P9"><text:span text:style-name="T5"><text:s/></text:span></text:p>
            <text:p text:style-name="P7"/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FLOW NETWORKS (DEF)</text:p>
          </draw:text-box>
        </draw:frame>
        <draw:frame presentation:style-name="pr17" draw:text-style-name="P10" draw:layer="layout" svg:width="10.795cm" svg:height="14.528cm" svg:x="2.54cm" svg:y="3.81cm" presentation:class="outline" presentation:user-transformed="true">
          <draw:text-box>
            <text:p text:style-name="P7">Flow Networks :</text:p>
            <text:p text:style-name="P9"><text:span text:style-name="T5">Digraphs</text:span></text:p>
            <text:p text:style-name="P9"><text:span text:style-name="T5">Weights on edges (</text:span><text:span text:style-name="T10">capcities</text:span><text:span text:style-name="T5">)</text:span></text:p>
            <text:p text:style-name="P9"><text:span text:style-name="T5"/></text:p>
            <text:p text:style-name="P18"><text:span text:style-name="T5"/></text:p>
            <text:p text:style-name="P18"><text:span text:style-name="T5"/></text:p>
            <text:p text:style-name="P9"><text:span text:style-name="T5"><text:s/></text:span></text:p>
            <text:p text:style-name="P7"/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335cm" svg:y="8.89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12.7cm">
          <draw:text-box>
            <text:p text:style-name="P1"><text:span text:style-name="T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FLOW NETWORKS (DEF)</text:p>
          </draw:text-box>
        </draw:frame>
        <draw:frame presentation:style-name="pr18" draw:text-style-name="P10" draw:layer="layout" svg:width="11.43cm" svg:height="14.528cm" svg:x="1.905cm" svg:y="3.81cm" presentation:class="outline" presentation:user-transformed="true">
          <draw:text-box>
            <text:p text:style-name="P7">Flow Networks :</text:p>
            <text:p text:style-name="P9"><text:span text:style-name="T5">Digraphs</text:span></text:p>
            <text:p text:style-name="P9"><text:span text:style-name="T5">Weights on edges (</text:span><text:span text:style-name="T10">capcities</text:span><text:span text:style-name="T5">)</text:span></text:p>
            <text:p text:style-name="P9"><text:span text:style-name="T5">Two special verticies</text:span></text:p>
            <text:p text:style-name="P18"><text:span text:style-name="T5">Source ; s</text:span></text:p>
            <text:p text:style-name="P18"><text:span text:style-name="T5">Sink : t</text:span></text:p>
            <text:p text:style-name="P9"><text:span text:style-name="T5"><text:s/></text:span></text:p>
            <text:p text:style-name="P7"/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335cm" svg:y="8.89cm">
          <draw:text-box>
            <text:p text:style-name="P1"><text:span text:style-name="T8">1</text:span></text:p>
          </draw:text-box>
        </draw:frame>
        <draw:frame draw:style-name="gr6" draw:text-style-name="P19" draw:layer="layout" svg:width="2.54cm" svg:height="1.27cm" svg:x="19.685cm" svg:y="2.54cm">
          <draw:text-box>
            <text:p text:style-name="P1"><text:span text:style-name="T11">source</text:span></text:p>
          </draw:text-box>
        </draw:frame>
        <draw:frame draw:style-name="gr6" draw:text-style-name="P19" draw:layer="layout" svg:width="2.54cm" svg:height="1.27cm" svg:x="19.685cm" svg:y="15.875cm">
          <draw:text-box>
            <text:p text:style-name="P1"><text:span text:style-name="T11">sink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CAPACITY AND FLOW</text:p>
          </draw:text-box>
        </draw:frame>
        <draw:frame presentation:style-name="pr19" draw:text-style-name="P10" draw:layer="layout" svg:width="11.43cm" svg:height="14.528cm" svg:x="1.905cm" svg:y="3.81cm" presentation:class="outline" presentation:user-transformed="true">
          <draw:text-box>
            <text:p text:style-name="P7"><text:span text:style-name="T4">Edge Capacity</text:span></text:p>
            <text:p text:style-name="P9"><text:span text:style-name="T12">non-negative weights</text:span></text:p>
            <text:p text:style-name="P20"><text:span text:style-name="T4"/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335cm" svg:y="8.89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CAPACITY AND FLOW</text:p>
          </draw:text-box>
        </draw:frame>
        <draw:frame presentation:style-name="pr20" draw:text-style-name="P10" draw:layer="layout" svg:width="12.7cm" svg:height="14.528cm" svg:x="1.905cm" svg:y="3.81cm" presentation:class="outline" presentation:user-transformed="true">
          <draw:text-box>
            <text:p text:style-name="P7"><text:span text:style-name="T4">Edge Capacity</text:span></text:p>
            <text:p text:style-name="P9"><text:span text:style-name="T12">non-negative weights</text:span></text:p>
            <text:p text:style-name="P20"><text:span text:style-name="T4">Flow</text:span></text:p>
            <text:p text:style-name="P9"><text:span text:style-name="T12">0 &lt;= </text:span><text:span text:style-name="T13">flow</text:span><text:span text:style-name="T12"> &lt;= capacity</text:span></text:p>
            <text:p text:style-name="P9"><text:span text:style-name="T5">flow in = flow out</text:span></text:p>
          </draw:text-box>
        </draw:frame>
        <draw:custom-shape draw:style-name="gr2" draw:text-style-name="P16" draw:layer="layout" svg:width="1.27cm" svg:height="1.27cm" svg:x="18.674cm" svg:y="2.968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3.119cm" svg:y="6.778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864cm" svg:y1="8.048cm" svg:x2="14.864cm" svg:y2="11.223cm">
          <text:p/>
        </draw:line>
        <draw:line draw:style-name="gr3" draw:layer="layout" svg:x1="14.864cm" svg:y1="12.493cm" svg:x2="18.674cm" svg:y2="15.033cm">
          <text:p/>
        </draw:line>
        <draw:line draw:style-name="gr3" draw:layer="layout" svg:x1="19.309cm" svg:y1="4.238cm" svg:x2="15.499cm" svg:y2="6.778cm">
          <text:p/>
        </draw:line>
        <draw:line draw:style-name="gr3" draw:layer="layout" svg:x1="23.754cm" svg:y1="12.493cm" svg:x2="19.944cm" svg:y2="15.033cm">
          <text:p/>
        </draw:line>
        <draw:custom-shape draw:style-name="gr2" draw:text-style-name="P17" draw:layer="layout" svg:width="1.27cm" svg:height="1.27cm" svg:x="18.674cm" svg:y="15.033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4.229cm" svg:y="11.22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3.119cm" svg:y="11.22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4.229cm" svg:y="6.778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674cm" svg:y="9.318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309cm" svg:y1="4.238cm" svg:x2="23.119cm" svg:y2="6.778cm">
          <text:p/>
        </draw:line>
        <draw:line draw:style-name="gr3" draw:layer="layout" svg:x1="23.119cm" svg:y1="8.048cm" svg:x2="19.944cm" svg:y2="9.318cm">
          <text:p/>
        </draw:line>
        <draw:line draw:style-name="gr3" draw:layer="layout" svg:x1="23.754cm" svg:y1="8.048cm" svg:x2="23.754cm" svg:y2="11.223cm">
          <text:p/>
        </draw:line>
        <draw:line draw:style-name="gr3" draw:layer="layout" svg:x1="15.499cm" svg:y1="8.048cm" svg:x2="18.674cm" svg:y2="9.318cm">
          <text:p/>
        </draw:line>
        <draw:line draw:style-name="gr3" draw:layer="layout" svg:x1="19.944cm" svg:y1="10.588cm" svg:x2="23.119cm" svg:y2="11.858cm">
          <text:p/>
        </draw:line>
        <draw:line draw:style-name="gr3" draw:layer="layout" svg:x1="18.674cm" svg:y1="10.588cm" svg:x2="15.499cm" svg:y2="11.858cm">
          <text:p/>
        </draw:line>
        <draw:line draw:style-name="gr3" draw:layer="layout" svg:x1="19.309cm" svg:y1="4.238cm" svg:x2="19.309cm" svg:y2="9.318cm">
          <text:p/>
        </draw:line>
        <draw:line draw:style-name="gr3" draw:layer="layout" svg:x1="19.309cm" svg:y1="10.588cm" svg:x2="19.309cm" svg:y2="15.033cm">
          <text:p/>
        </draw:line>
        <draw:frame draw:style-name="gr6" draw:text-style-name="P15" draw:layer="layout" svg:width="1.27cm" svg:height="1.27cm" svg:x="16.134cm" svg:y="4.238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1.214cm" svg:y="4.238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769cm" svg:y="7.413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579cm" svg:y="7.413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769cm" svg:y="9.953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579cm" svg:y="9.953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6.134cm" svg:y="12.493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1.214cm" svg:y="12.493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594cm" svg:y="8.683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9.309cm" svg:y="6.14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0.579cm" svg:y="5.508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6.769cm" svg:y="5.508cm">
          <draw:text-box>
            <text:p text:style-name="P1"><text:span text:style-name="T14">1</text:span></text:p>
          </draw:text-box>
        </draw:frame>
        <draw:frame draw:style-name="gr6" draw:text-style-name="P15" draw:layer="layout" svg:width="1.27cm" svg:height="1.27cm" svg:x="18.039cm" svg:y="11.858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8.039cm" svg:y="6.143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1.214cm" svg:y="12.493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6.134cm" svg:y="8.68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4.864cm" svg:y="8.68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1.214cm" svg:y="8.68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2.484cm" svg:y="8.68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6.769cm" svg:y="11.22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579cm" svg:y="11.22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9.309cm" svg:y="11.858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42cm" svg:y="13.314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21.849cm" svg:y="13.763cm">
          <draw:text-box>
            <text:p text:style-name="P1"><text:span text:style-name="T14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CAPACITY AND FLOW</text:p>
          </draw:text-box>
        </draw:frame>
        <draw:frame presentation:style-name="pr21" draw:text-style-name="P10" draw:layer="layout" svg:width="12.065cm" svg:height="14.528cm" svg:x="1.905cm" svg:y="3.81cm" presentation:class="outline" presentation:user-transformed="true">
          <draw:text-box>
            <text:p text:style-name="P7"><text:span text:style-name="T4">Edge Capacity</text:span></text:p>
            <text:p text:style-name="P9"><text:span text:style-name="T12">non-negative weights</text:span></text:p>
            <text:p text:style-name="P20"><text:span text:style-name="T4">Flow</text:span></text:p>
            <text:p text:style-name="P9"><text:span text:style-name="T12">0 &lt;= </text:span><text:span text:style-name="T13">flow</text:span><text:span text:style-name="T12"> &lt;= capacity</text:span></text:p>
            <text:p text:style-name="P9"><text:span text:style-name="T5">flow in = flow out</text:span></text:p>
            <text:p text:style-name="P20"><text:span text:style-name="T15">Value</text:span></text:p>
            <text:p text:style-name="P9"><text:span text:style-name="T5">outflow of source</text:span></text:p>
            <text:p text:style-name="P9"><text:span text:style-name="T5">inflow of sink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335cm" svg:y="8.89cm">
          <draw:text-box>
            <text:p text:style-name="P1"><text:span text:style-name="T8">1</text:span></text:p>
          </draw:text-box>
        </draw:frame>
        <draw:frame draw:style-name="gr6" draw:text-style-name="P22" draw:layer="layout" svg:width="3.81cm" svg:height="1.27cm" svg:x="19.685cm" svg:y="2.54cm">
          <draw:text-box>
            <text:p text:style-name="P1"><text:span text:style-name="T16">value = 3</text:span></text:p>
          </draw:text-box>
        </draw:frame>
        <draw:frame draw:style-name="gr6" draw:text-style-name="P22" draw:layer="layout" svg:width="3.81cm" svg:height="1.27cm" svg:x="19.685cm" svg:y="15.875cm">
          <draw:text-box>
            <text:p text:style-name="P1"><text:span text:style-name="T16">value = 3 </text:span></text:p>
          </draw:text-box>
        </draw:frame>
        <draw:frame draw:style-name="gr6" draw:text-style-name="P21" draw:layer="layout" svg:width="1.27cm" svg:height="1.27cm" svg:x="19.05cm" svg:y="6.3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0.32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6.51cm" svg:y="5.715cm">
          <draw:text-box>
            <text:p text:style-name="P1"><text:span text:style-name="T14">1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5.87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4.60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95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2.22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6.51cm" svg:y="11.4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32cm" svg:y="11.4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9.05cm" svg:y="12.06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161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21.59cm" svg:y="13.97cm">
          <draw:text-box>
            <text:p text:style-name="P1"><text:span text:style-name="T14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RESIDUAL GRAPH</text:p>
          </draw:text-box>
        </draw:frame>
        <draw:frame presentation:style-name="pr22" draw:text-style-name="P10" draw:layer="layout" svg:width="10.795cm" svg:height="14.528cm" svg:x="2.54cm" svg:y="3.81cm" presentation:class="outline" presentation:user-transformed="true">
          <draw:text-box>
            <text:p text:style-name="P7"><text:span text:style-name="T17">Residual</text:span><text:span text:style-name="T4"> =</text:span></text:p>
            <text:p text:style-name="P7"><text:span text:style-name="T4"><text:s text:c="2"/></text:span><text:span text:style-name="T4">capacity - flow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335cm" svg:y="8.89cm">
          <draw:text-box>
            <text:p text:style-name="P1"><text:span text:style-name="T8">1</text:span></text:p>
          </draw:text-box>
        </draw:frame>
        <draw:frame draw:style-name="gr6" draw:text-style-name="P22" draw:layer="layout" svg:width="3.81cm" svg:height="1.27cm" svg:x="19.685cm" svg:y="2.54cm">
          <draw:text-box>
            <text:p text:style-name="P1"><text:span text:style-name="T16">value = 3</text:span></text:p>
          </draw:text-box>
        </draw:frame>
        <draw:frame draw:style-name="gr6" draw:text-style-name="P22" draw:layer="layout" svg:width="3.81cm" svg:height="1.27cm" svg:x="19.685cm" svg:y="15.875cm">
          <draw:text-box>
            <text:p text:style-name="P1"><text:span text:style-name="T16">value = 3 </text:span></text:p>
          </draw:text-box>
        </draw:frame>
        <draw:frame draw:style-name="gr6" draw:text-style-name="P21" draw:layer="layout" svg:width="1.27cm" svg:height="1.27cm" svg:x="19.05cm" svg:y="6.3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0.32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6.51cm" svg:y="5.715cm">
          <draw:text-box>
            <text:p text:style-name="P1"><text:span text:style-name="T14">1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5.87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4.60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95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2.22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6.51cm" svg:y="11.4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32cm" svg:y="11.4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9.05cm" svg:y="12.06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161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21.59cm" svg:y="13.97cm">
          <draw:text-box>
            <text:p text:style-name="P1"><text:span text:style-name="T14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RESIDUAL CAPACITY</text:p>
          </draw:text-box>
        </draw:frame>
        <draw:frame presentation:style-name="pr23" draw:text-style-name="P10" draw:layer="layout" svg:width="12.065cm" svg:height="14.528cm" svg:x="1.27cm" svg:y="3.81cm" presentation:class="outline" presentation:user-transformed="true">
          <draw:text-box>
            <text:p text:style-name="P7"><text:span text:style-name="T17">Residual</text:span><text:span text:style-name="T4"> =</text:span></text:p>
            <text:p text:style-name="P7"><text:span text:style-name="T4"><text:s text:c="2"/></text:span><text:span text:style-name="T4">capacity - flow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3.335cm" svg:y="8.89cm">
          <draw:text-box>
            <text:p text:style-name="P1"><text:span text:style-name="T8">1</text:span></text:p>
          </draw:text-box>
        </draw:frame>
        <draw:frame draw:style-name="gr6" draw:text-style-name="P22" draw:layer="layout" svg:width="3.81cm" svg:height="1.27cm" svg:x="19.685cm" svg:y="2.54cm">
          <draw:text-box>
            <text:p text:style-name="P1"><text:span text:style-name="T16">value = 3</text:span></text:p>
          </draw:text-box>
        </draw:frame>
        <draw:frame draw:style-name="gr6" draw:text-style-name="P22" draw:layer="layout" svg:width="3.81cm" svg:height="1.27cm" svg:x="19.685cm" svg:y="15.875cm">
          <draw:text-box>
            <text:p text:style-name="P1"><text:span text:style-name="T16">value = 3 </text:span></text:p>
          </draw:text-box>
        </draw:frame>
        <draw:frame draw:style-name="gr6" draw:text-style-name="P21" draw:layer="layout" svg:width="1.27cm" svg:height="1.27cm" svg:x="19.05cm" svg:y="6.3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0.32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6.51cm" svg:y="5.715cm">
          <draw:text-box>
            <text:p text:style-name="P1"><text:span text:style-name="T14">1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5.87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4.60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95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2.22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6.51cm" svg:y="11.4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32cm" svg:y="11.4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9.05cm" svg:y="12.06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161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21.59cm" svg:y="13.97cm">
          <draw:text-box>
            <text:p text:style-name="P1"><text:span text:style-name="T14">1</text:span></text:p>
          </draw:text-box>
        </draw:frame>
        <draw:frame draw:style-name="gr6" draw:text-style-name="P23" draw:layer="layout" svg:width="1.27cm" svg:height="1.27cm" svg:x="14.605cm" svg:y="5.08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7.78cm" svg:y="5.08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9.685cm" svg:y="3.81cm">
          <draw:text-box>
            <text:p text:style-name="P1"><text:span text:style-name="T18">0</text:span></text:p>
          </draw:text-box>
        </draw:frame>
        <draw:frame draw:style-name="gr6" draw:text-style-name="P23" draw:layer="layout" svg:width="1.27cm" svg:height="1.27cm" svg:x="12.7cm" svg:y="8.255cm">
          <draw:text-box>
            <text:p text:style-name="P1"><text:span text:style-name="T18">0</text:span></text:p>
          </draw:text-box>
        </draw:frame>
        <draw:frame draw:style-name="gr6" draw:text-style-name="P23" draw:layer="layout" svg:width="1.27cm" svg:height="1.27cm" svg:x="15.24cm" svg:y="10.16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5.875cm" svg:y="7.62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2.225cm" svg:y="10.16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7.78cm" svg:y="13.335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3.97cm" svg:y="13.335cm">
          <draw:text-box>
            <text:p text:style-name="P1"><text:span text:style-name="T18">0</text:span></text:p>
          </draw:text-box>
        </draw:frame>
        <draw:frame draw:style-name="gr6" draw:text-style-name="P23" draw:layer="layout" svg:width="1.27cm" svg:height="1.27cm" svg:x="19.685cm" svg:y="13.335cm">
          <draw:text-box>
            <text:p text:style-name="P1"><text:span text:style-name="T18">0</text:span></text:p>
          </draw:text-box>
        </draw:frame>
        <draw:frame draw:style-name="gr6" draw:text-style-name="P23" draw:layer="layout" svg:width="1.27cm" svg:height="1.27cm" svg:x="19.685cm" svg:y="10.795cm">
          <draw:text-box>
            <text:p text:style-name="P1"><text:span text:style-name="T18">4</text:span></text:p>
          </draw:text-box>
        </draw:frame>
        <draw:frame draw:style-name="gr6" draw:text-style-name="P23" draw:layer="layout" svg:width="1.27cm" svg:height="1.27cm" svg:x="20.955cm" svg:y="7.62cm">
          <draw:text-box>
            <text:p text:style-name="P1"><text:span text:style-name="T1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RESIDUAL GRAPH</text:p>
          </draw:text-box>
        </draw:frame>
        <draw:frame presentation:style-name="pr24" draw:text-style-name="P10" draw:layer="layout" svg:width="11.43cm" svg:height="14.528cm" svg:x="1.905cm" svg:y="3.81cm" presentation:class="outline" presentation:user-transformed="true">
          <draw:text-box>
            <text:p text:style-name="P7"><text:span text:style-name="T17">Residual</text:span><text:span text:style-name="T4"> =</text:span></text:p>
            <text:p text:style-name="P7"><text:span text:style-name="T4"><text:s text:c="2"/></text:span><text:span text:style-name="T4">capacity - flow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15.24cm" svg:y2="6.98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23" draw:layer="layout" svg:width="1.27cm" svg:height="1.27cm" svg:x="15.875cm" svg:y="5.08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5.875cm" svg:y="10.16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5.875cm" svg:y="7.62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9.05cm" svg:y="6.985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3.495cm" svg:y="8.89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7.78cm" svg:y="12.7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0.32cm" svg:y="11.43cm">
          <draw:text-box>
            <text:p text:style-name="P1"><text:span text:style-name="T18">4</text:span></text:p>
          </draw:text-box>
        </draw:frame>
        <draw:frame draw:style-name="gr6" draw:text-style-name="P23" draw:layer="layout" svg:width="1.27cm" svg:height="1.27cm" svg:x="20.955cm" svg:y="7.62cm">
          <draw:text-box>
            <text:p text:style-name="P1"><text:span text:style-name="T1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AUGMENTATION PATH</text:p>
          </draw:text-box>
        </draw:frame>
        <draw:frame presentation:style-name="pr25" draw:text-style-name="P10" draw:layer="layout" svg:width="11.43cm" svg:height="14.528cm" svg:x="1.905cm" svg:y="3.81cm" presentation:class="outline" presentation:user-transformed="true">
          <draw:text-box>
            <text:p text:style-name="P7"><text:span text:style-name="T19">Augmentation Path</text:span></text:p>
            <text:p text:style-name="P7"><text:span text:style-name="T4">- a path from source to sink through the residual graph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layer="layout" svg:x1="19.05cm" svg:y1="4.445cm" svg:x2="15.24cm" svg:y2="6.98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8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9" draw:layer="layout" svg:x1="19.05cm" svg:y1="10.795cm" svg:x2="19.05cm" svg:y2="15.24cm">
          <text:p/>
        </draw:line>
        <draw:frame draw:style-name="gr10" draw:text-style-name="P23" draw:layer="layout" svg:width="1.27cm" svg:height="1.27cm" svg:x="15.875cm" svg:y="5.08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5.875cm" svg:y="10.16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5.875cm" svg:y="7.62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9.05cm" svg:y="6.985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3.495cm" svg:y="8.89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7.78cm" svg:y="12.7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0.32cm" svg:y="11.43cm">
          <draw:text-box>
            <text:p text:style-name="P1"><text:span text:style-name="T18">4</text:span></text:p>
          </draw:text-box>
        </draw:frame>
        <draw:frame draw:style-name="gr6" draw:text-style-name="P23" draw:layer="layout" svg:width="1.27cm" svg:height="1.27cm" svg:x="20.955cm" svg:y="7.62cm">
          <draw:text-box>
            <text:p text:style-name="P1"><text:span text:style-name="T1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BACKEDGE</text:p>
          </draw:text-box>
        </draw:frame>
        <draw:frame presentation:style-name="pr26" draw:text-style-name="P10" draw:layer="layout" svg:width="11.43cm" svg:height="14.528cm" svg:x="1.905cm" svg:y="3.81cm" presentation:class="outline" presentation:user-transformed="true">
          <draw:text-box>
            <text:p text:style-name="P7"><text:span text:style-name="T20">For every edge, there</text:span></text:p>
            <text:p text:style-name="P7"><text:span text:style-name="T20">is a virtual reverse </text:span></text:p>
            <text:p text:style-name="P7"><text:span text:style-name="T20">back edge </text:span></text:p>
            <text:p text:style-name="P7"><text:span text:style-name="T20">the capacity of a back edge is the flow of the edge</text:span></text:p>
            <text:p text:style-name="P7"><text:span text:style-name="T4"/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2.7cm" svg:y="9.525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9.05cm" svg:y="6.3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0.32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6.51cm" svg:y="5.715cm">
          <draw:text-box>
            <text:p text:style-name="P1"><text:span text:style-name="T14">1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5.87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4.60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95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2.22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6.51cm" svg:y="11.4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32cm" svg:y="11.4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9.05cm" svg:y="12.06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161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21.59cm" svg:y="13.97cm">
          <draw:text-box>
            <text:p text:style-name="P1"><text:span text:style-name="T14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BACKEDGE</text:p>
          </draw:text-box>
        </draw:frame>
        <draw:frame presentation:style-name="pr27" draw:text-style-name="P10" draw:layer="layout" svg:width="12.065cm" svg:height="14.528cm" svg:x="1.27cm" svg:y="3.81cm" presentation:class="outline" presentation:user-transformed="true">
          <draw:text-box>
            <text:p text:style-name="P7"><text:span text:style-name="T20">For every edge, there</text:span></text:p>
            <text:p text:style-name="P7"><text:span text:style-name="T20">is a virtual reverse </text:span></text:p>
            <text:p text:style-name="P7"><text:span text:style-name="T20">back edge </text:span></text:p>
            <text:p text:style-name="P7"><text:span text:style-name="T20">the capacity of a back edge is the flow of the edge (whoa!)</text:span></text:p>
            <text:p text:style-name="P7"><text:span text:style-name="T21">Backedge(v,w)</text:span><text:span text:style-name="T4"> <text:s text:c="15"/>= <text:s/></text:span><text:span text:style-name="T22">flow(w,v)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4.605cm" svg:y1="8.255cm" svg:x2="14.605cm" svg:y2="11.43cm">
          <text:p/>
        </draw:line>
        <draw:line draw:style-name="gr3" draw:layer="layout" svg:x1="14.605cm" svg:y1="12.7cm" svg:x2="18.415cm" svg:y2="15.24cm">
          <text:p/>
        </draw:line>
        <draw:line draw:style-name="gr3" draw:layer="layout" svg:x1="19.05cm" svg:y1="4.445cm" svg:x2="15.24cm" svg:y2="6.985cm">
          <text:p/>
        </draw:line>
        <draw:line draw:style-name="gr3" draw:layer="layout" svg:x1="23.495cm" svg:y1="12.7cm" svg:x2="19.685cm" svg:y2="15.24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9.05cm" svg:y1="4.445cm" svg:x2="22.86cm" svg:y2="6.985cm">
          <text:p/>
        </draw:line>
        <draw:line draw:style-name="gr3" draw:layer="layout" svg:x1="22.86cm" svg:y1="8.255cm" svg:x2="19.685cm" svg:y2="9.525cm">
          <text:p/>
        </draw:line>
        <draw:line draw:style-name="gr3" draw:layer="layout" svg:x1="23.495cm" svg:y1="8.255cm" svg:x2="23.495cm" svg:y2="11.43cm">
          <text:p/>
        </draw:line>
        <draw:line draw:style-name="gr3" draw:layer="layout" svg:x1="15.24cm" svg:y1="8.255cm" svg:x2="18.415cm" svg:y2="9.525cm">
          <text:p/>
        </draw:line>
        <draw:line draw:style-name="gr3" draw:layer="layout" svg:x1="19.685cm" svg:y1="10.795cm" svg:x2="22.86cm" svg:y2="12.065cm">
          <text:p/>
        </draw:line>
        <draw:line draw:style-name="gr3" draw:layer="layout" svg:x1="18.415cm" svg:y1="10.795cm" svg:x2="15.24cm" svg:y2="12.065cm">
          <text:p/>
        </draw:line>
        <draw:line draw:style-name="gr3" draw:layer="layout" svg:x1="19.05cm" svg:y1="4.445cm" svg:x2="19.05cm" svg:y2="9.525cm">
          <text:p/>
        </draw:line>
        <draw:line draw:style-name="gr3" draw:layer="layout" svg:x1="19.05cm" svg:y1="10.795cm" svg:x2="19.05cm" svg:y2="15.24cm">
          <text:p/>
        </draw:line>
        <draw:frame draw:style-name="gr6" draw:text-style-name="P15" draw:layer="layout" svg:width="1.27cm" svg:height="1.27cm" svg:x="15.87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7.62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6.51cm" svg:y="10.16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32cm" svg:y="10.16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5.875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3.495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2.7cm" svg:y="9.525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9.05cm" svg:y="6.3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0.32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6.51cm" svg:y="5.715cm">
          <draw:text-box>
            <text:p text:style-name="P1"><text:span text:style-name="T14">1</text:span></text:p>
          </draw:text-box>
        </draw:frame>
        <draw:frame draw:style-name="gr6" draw:text-style-name="P15" draw:layer="layout" svg:width="1.27cm" svg:height="1.27cm" svg:x="17.78cm" svg:y="12.06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7.78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20.955cm" svg:y="12.7cm">
          <draw:text-box>
            <text:p text:style-name="P1"><text:span text:style-name="T8">1</text:span></text:p>
          </draw:text-box>
        </draw:frame>
        <draw:frame draw:style-name="gr6" draw:text-style-name="P21" draw:layer="layout" svg:width="1.27cm" svg:height="1.27cm" svg:x="15.87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4.60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95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2.225cm" svg:y="8.89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16.51cm" svg:y="11.43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0.32cm" svg:y="11.43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9.05cm" svg:y="12.06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161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21.59cm" svg:y="13.97cm">
          <draw:text-box>
            <text:p text:style-name="P1"><text:span text:style-name="T14">1</text:span></text:p>
          </draw:text-box>
        </draw:frame>
        <draw:frame draw:style-name="gr6" draw:text-style-name="P24" draw:layer="layout" svg:width="1.27cm" svg:height="1.27cm" svg:x="14.605cm" svg:y="5.08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7.78cm" svg:y="5.08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3.81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2.7cm" svg:y="8.255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5.24cm" svg:y="10.16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5.875cm" svg:y="7.62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2.225cm" svg:y="10.16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7.78cm" svg:y="13.33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3.97cm" svg:y="13.335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9.685cm" svg:y="13.335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9.685cm" svg:y="10.79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0.955cm" svg:y="7.62cm">
          <draw:text-box>
            <text:p text:style-name="P1"><text:span text:style-name="T23">1</text:span></text:p>
          </draw:text-box>
        </draw:frame>
        <draw:line draw:style-name="gr11" draw:layer="layout" svg:x1="14.605cm" svg:y1="6.985cm" svg:x2="18.415cm" svg:y2="4.445cm">
          <text:p/>
        </draw:line>
        <draw:line draw:style-name="gr11" draw:layer="layout" svg:x1="23.495cm" svg:y1="6.985cm" svg:x2="19.685cm" svg:y2="4.445cm">
          <text:p/>
        </draw:line>
        <draw:line draw:style-name="gr11" draw:layer="layout" svg:x1="18.415cm" svg:y1="9.525cm" svg:x2="18.415cm" svg:y2="4.445cm">
          <text:p/>
        </draw:line>
        <draw:line draw:style-name="gr11" draw:layer="layout" svg:x1="13.97cm" svg:y1="11.43cm" svg:x2="13.97cm" svg:y2="8.255cm">
          <text:p/>
        </draw:line>
        <draw:line draw:style-name="gr11" draw:layer="layout" svg:x1="19.685cm" svg:y1="10.16cm" svg:x2="23.495cm" svg:y2="8.255cm">
          <text:p/>
        </draw:line>
        <draw:line draw:style-name="gr11" draw:layer="layout" svg:x1="15.24cm" svg:y1="11.43cm" svg:x2="18.415cm" svg:y2="10.16cm">
          <text:p/>
        </draw:line>
        <draw:line draw:style-name="gr11" draw:layer="layout" svg:x1="22.86cm" svg:y1="11.43cm" svg:x2="19.685cm" svg:y2="10.16cm">
          <text:p/>
        </draw:line>
        <draw:line draw:style-name="gr11" draw:layer="layout" svg:x1="18.415cm" svg:y1="15.875cm" svg:x2="13.97cm" svg:y2="12.7cm">
          <text:p/>
        </draw:line>
        <draw:line draw:style-name="gr11" draw:layer="layout" svg:x1="18.415cm" svg:y1="15.24cm" svg:x2="18.415cm" svg:y2="10.795cm">
          <text:p/>
        </draw:line>
        <draw:line draw:style-name="gr11" draw:layer="layout" svg:x1="19.685cm" svg:y1="15.875cm" svg:x2="24.13cm" svg:y2="12.7cm">
          <text:p/>
        </draw:line>
        <draw:line draw:style-name="gr11" draw:layer="layout" svg:x1="24.13cm" svg:y1="11.43cm" svg:x2="24.13cm" svg:y2="8.255cm">
          <text:p/>
        </draw:lin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BACKEDGE GRAPH</text:p>
          </draw:text-box>
        </draw:frame>
        <draw:frame presentation:style-name="pr28" draw:text-style-name="P10" draw:layer="layout" svg:width="12.065cm" svg:height="14.528cm" svg:x="1.27cm" svg:y="3.81cm" presentation:class="outline" presentation:user-transformed="true">
          <draw:text-box>
            <text:p text:style-name="P7"><text:span text:style-name="T20">For every edge, there</text:span></text:p>
            <text:p text:style-name="P7"><text:span text:style-name="T20">is a virtual reverse </text:span></text:p>
            <text:p text:style-name="P7"><text:span text:style-name="T20">back edge </text:span></text:p>
            <text:p text:style-name="P7"><text:span text:style-name="T20">the capacity of a back edge is the flow of the edge (whoa!)</text:span></text:p>
            <text:p text:style-name="P7"><text:span text:style-name="T21">Backedge(v,w)</text:span><text:span text:style-name="T4"> <text:s text:c="15"/>= <text:s/></text:span><text:span text:style-name="T22">flow(w,v)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24" draw:layer="layout" svg:width="1.27cm" svg:height="1.27cm" svg:x="15.24cm" svg:y="5.08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0.955cm" svg:y="4.445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5.24cm" svg:y="10.16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5.875cm" svg:y="7.62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2.225cm" svg:y="9.525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5.875cm" svg:y="13.97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20.32cm" svg:y="12.7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0.955cm" svg:y="7.62cm">
          <draw:text-box>
            <text:p text:style-name="P1"><text:span text:style-name="T23">1</text:span></text:p>
          </draw:text-box>
        </draw:frame>
        <draw:line draw:style-name="gr11" draw:layer="layout" svg:x1="15.24cm" svg:y1="6.985cm" svg:x2="18.415cm" svg:y2="4.445cm">
          <text:p/>
        </draw:line>
        <draw:line draw:style-name="gr11" draw:layer="layout" svg:x1="23.495cm" svg:y1="6.985cm" svg:x2="19.685cm" svg:y2="4.445cm">
          <text:p/>
        </draw:line>
        <draw:line draw:style-name="gr11" draw:layer="layout" svg:x1="19.685cm" svg:y1="10.16cm" svg:x2="22.86cm" svg:y2="8.255cm">
          <text:p/>
        </draw:line>
        <draw:line draw:style-name="gr11" draw:layer="layout" svg:x1="15.24cm" svg:y1="12.065cm" svg:x2="18.415cm" svg:y2="10.795cm">
          <text:p/>
        </draw:line>
        <draw:line draw:style-name="gr11" draw:layer="layout" svg:x1="18.415cm" svg:y1="15.24cm" svg:x2="15.24cm" svg:y2="12.7cm">
          <text:p/>
        </draw:line>
        <draw:line draw:style-name="gr11" draw:layer="layout" svg:x1="19.685cm" svg:y1="15.24cm" svg:x2="22.86cm" svg:y2="12.7cm">
          <text:p/>
        </draw:line>
        <draw:line draw:style-name="gr11" draw:layer="layout" svg:x1="23.495cm" svg:y1="11.43cm" svg:x2="23.495cm" svg:y2="8.255cm">
          <text:p/>
        </draw:line>
        <draw:line draw:style-name="gr11" draw:layer="layout" svg:x1="14.605cm" svg:y1="11.43cm" svg:x2="14.605cm" svg:y2="8.255cm">
          <text:p/>
        </draw:line>
        <draw:frame draw:style-name="gr6" draw:text-style-name="P24" draw:layer="layout" svg:width="1.27cm" svg:height="1.27cm" svg:x="13.335cm" svg:y="9.525cm">
          <draw:text-box>
            <text:p text:style-name="P1"><text:span text:style-name="T23">1</text:span></text:p>
          </draw:text-box>
        </draw:frame>
        <draw:line draw:style-name="gr11" draw:layer="layout" svg:x1="18.415cm" svg:y1="10.16cm" svg:x2="15.24cm" svg:y2="8.255cm">
          <text:p/>
        </draw:lin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6" draw:text-style-name="P2" draw:layer="layout" svg:width="24.681cm" svg:height="1.976cm" svg:x="0.635cm" svg:y="0.848cm" presentation:class="title" presentation:user-transformed="true">
          <draw:text-box>
            <text:p text:style-name="P1">RESIDUAL GRAPH</text:p>
          </draw:text-box>
        </draw:frame>
        <draw:frame presentation:style-name="pr29" draw:text-style-name="P10" draw:layer="layout" svg:width="12.065cm" svg:height="14.528cm" svg:x="1.27cm" svg:y="3.81cm" presentation:class="outline" presentation:user-transformed="true">
          <draw:text-box>
            <text:p text:style-name="P7"><text:span text:style-name="T17">Residual(w,v)</text:span><text:span text:style-name="T4"> =</text:span></text:p>
            <text:p text:style-name="P7"><text:span text:style-name="T4"><text:s text:c="2"/></text:span><text:span text:style-name="T4">capacity(w,v) – flow(w,v)</text:span></text:p>
            <text:p text:style-name="P7"><text:span text:style-name="T4"/></text:p>
            <text:p text:style-name="P7"><text:span text:style-name="T21">Backedge(v,w)</text:span><text:span text:style-name="T4"> <text:s text:c="15"/>= </text:span><text:span text:style-name="T20"><text:s/>flow(w,v)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2" draw:layer="layout" svg:x1="19.05cm" svg:y1="4.445cm" svg:x2="15.24cm" svg:y2="7.62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5cm" svg:y="9.525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2" draw:layer="layout" svg:x1="22.86cm" svg:y1="7.62cm" svg:x2="19.685cm" svg:y2="9.525cm">
          <text:p/>
        </draw:line>
        <draw:line draw:style-name="gr12" draw:layer="layout" svg:x1="23.495cm" svg:y1="8.255cm" svg:x2="23.495cm" svg:y2="11.43cm">
          <text:p/>
        </draw:line>
        <draw:line draw:style-name="gr3" draw:layer="layout" svg:x1="15.24cm" svg:y1="7.62cm" svg:x2="18.415cm" svg:y2="9.525cm">
          <text:p/>
        </draw:line>
        <draw:line draw:style-name="gr12" draw:layer="layout" svg:x1="19.685cm" svg:y1="10.795cm" svg:x2="22.86cm" svg:y2="12.065cm">
          <text:p/>
        </draw:line>
        <draw:line draw:style-name="gr12" draw:layer="layout" svg:x1="18.415cm" svg:y1="10.795cm" svg:x2="15.24cm" svg:y2="12.065cm">
          <text:p/>
        </draw:line>
        <draw:line draw:style-name="gr12" draw:layer="layout" svg:x1="19.05cm" svg:y1="4.445cm" svg:x2="19.05cm" svg:y2="9.525cm">
          <text:p/>
        </draw:line>
        <draw:line draw:style-name="gr12" draw:layer="layout" svg:x1="19.05cm" svg:y1="10.795cm" svg:x2="19.05cm" svg:y2="15.24cm">
          <text:p/>
        </draw:line>
        <draw:frame draw:style-name="gr6" draw:text-style-name="P23" draw:layer="layout" svg:width="1.27cm" svg:height="1.27cm" svg:x="17.145cm" svg:y="5.715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6.51cm" svg:y="11.43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6.51cm" svg:y="7.62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9.05cm" svg:y="6.985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3.495cm" svg:y="8.89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17.78cm" svg:y="12.7cm">
          <draw:text-box>
            <text:p text:style-name="P1"><text:span text:style-name="T18">1</text:span></text:p>
          </draw:text-box>
        </draw:frame>
        <draw:frame draw:style-name="gr6" draw:text-style-name="P23" draw:layer="layout" svg:width="1.27cm" svg:height="1.27cm" svg:x="20.32cm" svg:y="11.43cm">
          <draw:text-box>
            <text:p text:style-name="P1"><text:span text:style-name="T18">4</text:span></text:p>
          </draw:text-box>
        </draw:frame>
        <draw:frame draw:style-name="gr6" draw:text-style-name="P23" draw:layer="layout" svg:width="1.27cm" svg:height="1.27cm" svg:x="20.955cm" svg:y="6.985cm">
          <draw:text-box>
            <text:p text:style-name="P1"><text:span text:style-name="T18">1</text:span></text:p>
          </draw:text-box>
        </draw:frame>
        <draw:custom-shape draw:style-name="gr2" draw:text-style-name="P16" draw:layer="layout" svg:width="1.27cm" svg:height="1.27cm" svg:x="18.416cm" svg:y="3.176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1cm" svg:y="6.986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7" draw:layer="layout" svg:width="1.27cm" svg:height="1.27cm" svg:x="18.416cm" svg:y="15.241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1cm" svg:y="11.431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1cm" svg:y="11.431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1cm" svg:y="6.986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8.416cm" svg:y="9.526cm">
          <text:p text:style-name="P11">C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24" draw:layer="layout" svg:width="1.27cm" svg:height="1.27cm" svg:x="15.241cm" svg:y="5.081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0.956cm" svg:y="4.446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5.241cm" svg:y="10.161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5.24cm" svg:y="8.89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1.59cm" svg:y="10.16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5.876cm" svg:y="13.971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20.321cm" svg:y="12.701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20.955cm" svg:y="8.89cm">
          <draw:text-box>
            <text:p text:style-name="P1"><text:span text:style-name="T23">1</text:span></text:p>
          </draw:text-box>
        </draw:frame>
        <draw:line draw:style-name="gr11" draw:layer="layout" svg:x1="15.241cm" svg:y1="6.986cm" svg:x2="18.416cm" svg:y2="4.446cm">
          <text:p/>
        </draw:line>
        <draw:line draw:style-name="gr11" draw:layer="layout" svg:x1="23.496cm" svg:y1="6.986cm" svg:x2="19.686cm" svg:y2="4.446cm">
          <text:p/>
        </draw:line>
        <draw:line draw:style-name="gr11" draw:layer="layout" svg:x1="19.686cm" svg:y1="10.161cm" svg:x2="22.861cm" svg:y2="8.256cm">
          <text:p/>
        </draw:line>
        <draw:line draw:style-name="gr11" draw:layer="layout" svg:x1="15.24cm" svg:y1="11.43cm" svg:x2="18.415cm" svg:y2="10.16cm">
          <text:p/>
        </draw:line>
        <draw:line draw:style-name="gr11" draw:layer="layout" svg:x1="18.416cm" svg:y1="15.241cm" svg:x2="15.241cm" svg:y2="12.701cm">
          <text:p/>
        </draw:line>
        <draw:line draw:style-name="gr11" draw:layer="layout" svg:x1="19.686cm" svg:y1="15.241cm" svg:x2="22.861cm" svg:y2="12.701cm">
          <text:p/>
        </draw:line>
        <draw:line draw:style-name="gr11" draw:layer="layout" svg:x1="22.86cm" svg:y1="11.43cm" svg:x2="22.86cm" svg:y2="8.255cm">
          <text:p/>
        </draw:line>
        <draw:line draw:style-name="gr11" draw:layer="layout" svg:x1="14.606cm" svg:y1="11.431cm" svg:x2="14.606cm" svg:y2="8.256cm">
          <text:p/>
        </draw:line>
        <draw:frame draw:style-name="gr6" draw:text-style-name="P24" draw:layer="layout" svg:width="1.27cm" svg:height="1.27cm" svg:x="13.336cm" svg:y="9.526cm">
          <draw:text-box>
            <text:p text:style-name="P1"><text:span text:style-name="T23">1</text:span></text:p>
          </draw:text-box>
        </draw:frame>
        <draw:line draw:style-name="gr11" draw:layer="layout" svg:x1="18.416cm" svg:y1="10.161cm" svg:x2="15.24cm" svg:y2="8.255cm">
          <text:p/>
        </draw:lin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0" draw:text-style-name="P1" draw:layer="layout" svg:width="24.681cm" svg:height="3.212cm" svg:x="0.374cm" svg:y="2.468cm" presentation:class="title">
          <draw:text-box>
            <text:p text:style-name="P1">Of course, in <text:span text:style-name="T24">real life</text:span> :</text:p>
          </draw:text-box>
        </draw:frame>
        <draw:frame presentation:style-name="pr12" draw:text-style-name="P25" draw:layer="layout" svg:width="23.182cm" svg:height="11.238cm" svg:x="1.905cm" svg:y="5.877cm" presentation:class="outline" presentation:user-transformed="true">
          <draw:text-box>
            <text:list text:style-name="L2">
              <text:list-item>
                <text:p text:style-name="P1">There is one graph</text:p>
              </text:list-item>
            </text:list>
            <text:p text:style-name="P20"><text:span text:style-name="T25">public class Edge {</text:span></text:p>
            <text:p text:style-name="P9"><text:span text:style-name="T26">int v, w ;</text:span></text:p>
            <text:p text:style-name="P9"><text:span text:style-name="T26">int capacity, flow; </text:span></text:p>
            <text:p text:style-name="P9"><text:span text:style-name="T26">int residual, backflow;</text:span></text:p>
            <text:p text:style-name="P9"><text:span text:style-name="T26"/></text:p>
            <text:p text:style-name="P9"><text:span text:style-name="T26">// methods</text:span></text:p>
            <text:p text:style-name="P9"><text:span text:style-name="T26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13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0" draw:text-style-name="P1" draw:layer="layout" svg:width="24.681cm" svg:height="3.212cm" svg:x="0.374cm" svg:y="2.468cm" presentation:class="title">
          <draw:text-box>
            <text:p text:style-name="P1">Define</text:p>
          </draw:text-box>
        </draw:frame>
        <draw:frame presentation:style-name="pr12" draw:text-style-name="P25" draw:layer="layout" svg:width="23.182cm" svg:height="11.238cm" svg:x="1.905cm" svg:y="5.877cm" presentation:class="outline" presentation:user-transformed="true">
          <draw:text-box>
            <text:list text:style-name="L2">
              <text:list-item>
                <text:p text:style-name="P1">Capacity Graph</text:p>
              </text:list-item>
              <text:list-item>
                <text:p text:style-name="P1">Flow graph</text:p>
              </text:list-item>
              <text:list-item>
                <text:p text:style-name="P1">residual graph (capacity – flow at each edge)</text:p>
              </text:list-item>
              <text:list-item>
                <text:p text:style-name="P1">back edge graph – reverse edge directions</text:p>
              </text:list-item>
              <text:list-item>
                <text:p text:style-name="P1">augmenting path – from s to t along non-zero capacity edg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13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0" draw:text-style-name="P1" draw:layer="layout" svg:width="24.681cm" svg:height="3.212cm" svg:x="0.374cm" svg:y="2.468cm" presentation:class="title">
          <draw:text-box>
            <text:p text:style-name="P1">Why all the complexity?</text:p>
          </draw:text-box>
        </draw:frame>
        <draw:frame presentation:style-name="pr12" draw:text-style-name="P25" draw:layer="layout" svg:width="23.817cm" svg:height="11.238cm" svg:x="1.27cm" svg:y="5.877cm" presentation:class="outline" presentation:user-transformed="true">
          <draw:text-box>
            <text:list text:style-name="L2">
              <text:list-item>
                <text:p text:style-name="P1">Sometimes, in graph theory as in life, it turns out that greed leads us to sub-optimal result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13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custom-shape draw:style-name="gr2" draw:text-style-name="P16" draw:layer="layout" svg:width="1.27cm" svg:height="1.27cm" svg:x="12.7cm" svg:y="2.54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6.3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8.89cm" svg:y1="7.62cm" svg:x2="8.89cm" svg:y2="10.795cm">
          <text:p/>
        </draw:line>
        <draw:line draw:style-name="gr3" draw:layer="layout" svg:x1="8.89cm" svg:y1="12.065cm" svg:x2="12.7cm" svg:y2="14.605cm">
          <text:p/>
        </draw:line>
        <draw:line draw:style-name="gr3" draw:layer="layout" svg:x1="13.335cm" svg:y1="3.81cm" svg:x2="9.525cm" svg:y2="6.35cm">
          <text:p/>
        </draw:line>
        <draw:line draw:style-name="gr3" draw:layer="layout" svg:x1="17.145cm" svg:y1="12.065cm" svg:x2="13.97cm" svg:y2="14.605cm">
          <text:p/>
        </draw:line>
        <draw:custom-shape draw:style-name="gr2" draw:text-style-name="P17" draw:layer="layout" svg:width="1.27cm" svg:height="1.27cm" svg:x="12.7cm" svg:y="14.605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10.795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10.795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3.335cm" svg:y1="3.81cm" svg:x2="17.145cm" svg:y2="6.35cm">
          <text:p/>
        </draw:line>
        <draw:line draw:style-name="gr3" draw:layer="layout" svg:x1="17.78cm" svg:y1="7.62cm" svg:x2="17.78cm" svg:y2="10.795cm">
          <text:p/>
        </draw:line>
        <draw:line draw:style-name="gr3" draw:layer="layout" svg:x1="9.525cm" svg:y1="7.62cm" svg:x2="17.145cm" svg:y2="11.43cm">
          <text:p/>
        </draw:line>
        <draw:line draw:style-name="gr3" draw:layer="layout" svg:x1="9.525cm" svg:y1="6.985cm" svg:x2="17.145cm" svg:y2="6.985cm">
          <text:p/>
        </draw:line>
        <draw:frame draw:style-name="gr6" draw:text-style-name="P15" draw:layer="layout" svg:width="1.27cm" svg:height="1.27cm" svg:x="10.16cm" svg:y="3.81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15.24cm" svg:y="3.81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2.7cm" svg:y="8.25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0.16cm" svg:y="12.06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7.78cm" svg:y="8.25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8.25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12.065cm" svg:y="5.71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4.605cm" svg:y="12.065cm">
          <draw:text-box>
            <text:p text:style-name="P1"><text:span text:style-name="T8">3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custom-shape draw:style-name="gr2" draw:text-style-name="P16" draw:layer="layout" svg:width="1.27cm" svg:height="1.27cm" svg:x="12.7cm" svg:y="2.54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6.3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8.89cm" svg:y1="7.62cm" svg:x2="8.89cm" svg:y2="10.795cm">
          <text:p/>
        </draw:line>
        <draw:line draw:style-name="gr3" draw:layer="layout" svg:x1="8.89cm" svg:y1="12.065cm" svg:x2="12.7cm" svg:y2="14.605cm">
          <text:p/>
        </draw:line>
        <draw:line draw:style-name="gr3" draw:layer="layout" svg:x1="13.335cm" svg:y1="3.81cm" svg:x2="9.525cm" svg:y2="6.35cm">
          <text:p/>
        </draw:line>
        <draw:line draw:style-name="gr3" draw:layer="layout" svg:x1="17.145cm" svg:y1="12.065cm" svg:x2="13.97cm" svg:y2="14.605cm">
          <text:p/>
        </draw:line>
        <draw:custom-shape draw:style-name="gr2" draw:text-style-name="P17" draw:layer="layout" svg:width="1.27cm" svg:height="1.27cm" svg:x="12.7cm" svg:y="14.605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10.795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10.795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3.335cm" svg:y1="3.81cm" svg:x2="17.145cm" svg:y2="6.35cm">
          <text:p/>
        </draw:line>
        <draw:line draw:style-name="gr3" draw:layer="layout" svg:x1="17.78cm" svg:y1="7.62cm" svg:x2="17.78cm" svg:y2="10.795cm">
          <text:p/>
        </draw:line>
        <draw:line draw:style-name="gr3" draw:layer="layout" svg:x1="9.525cm" svg:y1="7.62cm" svg:x2="17.145cm" svg:y2="11.43cm">
          <text:p/>
        </draw:line>
        <draw:line draw:style-name="gr3" draw:layer="layout" svg:x1="9.525cm" svg:y1="6.985cm" svg:x2="17.145cm" svg:y2="6.985cm">
          <text:p/>
        </draw:line>
        <draw:frame draw:style-name="gr6" draw:text-style-name="P15" draw:layer="layout" svg:width="1.27cm" svg:height="1.27cm" svg:x="10.16cm" svg:y="3.81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15.24cm" svg:y="3.81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2.7cm" svg:y="8.25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0.16cm" svg:y="12.06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7.78cm" svg:y="8.25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8.255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13.335cm" svg:y="5.71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4.605cm" svg:y="5.08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0.795cm" svg:y="5.08cm">
          <draw:text-box>
            <text:p text:style-name="P1"><text:span text:style-name="T14">0</text:span></text:p>
          </draw:text-box>
        </draw:frame>
        <draw:frame draw:style-name="gr6" draw:text-style-name="P15" draw:layer="layout" svg:width="1.27cm" svg:height="1.27cm" svg:x="12.065cm" svg:y="5.71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4.605cm" svg:y="12.065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12.7cm" svg:y="9.52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89cm" svg:y="8.25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6.51cm" svg:y="8.25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9.446cm" svg:y="12.886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875cm" svg:y="13.335cm">
          <draw:text-box>
            <text:p text:style-name="P1"><text:span text:style-name="T14">0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custom-shape draw:style-name="gr2" draw:text-style-name="P16" draw:layer="layout" svg:width="1.27cm" svg:height="1.27cm" svg:x="12.7cm" svg:y="2.54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6.3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8.89cm" svg:y1="7.62cm" svg:x2="8.89cm" svg:y2="10.795cm">
          <text:p/>
        </draw:line>
        <draw:line draw:style-name="gr3" draw:layer="layout" svg:x1="8.89cm" svg:y1="12.065cm" svg:x2="12.7cm" svg:y2="14.605cm">
          <text:p/>
        </draw:line>
        <draw:line draw:style-name="gr13" draw:layer="layout" svg:x1="13.335cm" svg:y1="3.81cm" svg:x2="9.525cm" svg:y2="6.35cm">
          <text:p/>
        </draw:line>
        <draw:line draw:style-name="gr13" draw:layer="layout" svg:x1="17.145cm" svg:y1="12.065cm" svg:x2="13.97cm" svg:y2="14.605cm">
          <text:p/>
        </draw:line>
        <draw:custom-shape draw:style-name="gr2" draw:text-style-name="P17" draw:layer="layout" svg:width="1.27cm" svg:height="1.27cm" svg:x="12.7cm" svg:y="14.605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10.795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10.795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3.335cm" svg:y1="3.81cm" svg:x2="17.145cm" svg:y2="6.35cm">
          <text:p/>
        </draw:line>
        <draw:line draw:style-name="gr3" draw:layer="layout" svg:x1="17.78cm" svg:y1="7.62cm" svg:x2="17.78cm" svg:y2="10.795cm">
          <text:p/>
        </draw:line>
        <draw:line draw:style-name="gr13" draw:layer="layout" svg:x1="9.525cm" svg:y1="7.62cm" svg:x2="17.145cm" svg:y2="11.43cm">
          <text:p/>
        </draw:line>
        <draw:line draw:style-name="gr3" draw:layer="layout" svg:x1="9.525cm" svg:y1="6.985cm" svg:x2="17.145cm" svg:y2="6.985cm">
          <text:p/>
        </draw:line>
        <draw:frame draw:style-name="gr6" draw:text-style-name="P15" draw:layer="layout" svg:width="1.27cm" svg:height="1.27cm" svg:x="10.16cm" svg:y="3.81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15.24cm" svg:y="3.81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2.7cm" svg:y="8.25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10.16cm" svg:y="12.06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7.78cm" svg:y="8.25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8.255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13.335cm" svg:y="5.71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4.605cm" svg:y="5.08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0.795cm" svg:y="5.08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12.065cm" svg:y="5.71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4.605cm" svg:y="12.065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12.7cm" svg:y="9.525cm">
          <draw:text-box>
            <text:p text:style-name="P1"><text:span text:style-name="T14">3</text:span></text:p>
          </draw:text-box>
        </draw:frame>
        <draw:frame draw:style-name="gr6" draw:text-style-name="P21" draw:layer="layout" svg:width="1.27cm" svg:height="1.27cm" svg:x="8.89cm" svg:y="8.25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6.51cm" svg:y="8.25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9.446cm" svg:y="12.886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5.875cm" svg:y="13.335cm">
          <draw:text-box>
            <text:p text:style-name="P1"><text:span text:style-name="T14">3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custom-shape draw:style-name="gr2" draw:text-style-name="P16" draw:layer="layout" svg:width="1.27cm" svg:height="1.27cm" svg:x="12.7cm" svg:y="2.54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6.3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8.89cm" svg:y1="7.62cm" svg:x2="8.89cm" svg:y2="10.795cm">
          <text:p/>
        </draw:line>
        <draw:line draw:style-name="gr3" draw:layer="layout" svg:x1="8.89cm" svg:y1="12.065cm" svg:x2="12.7cm" svg:y2="14.605cm">
          <text:p/>
        </draw:line>
        <draw:custom-shape draw:style-name="gr2" draw:text-style-name="P17" draw:layer="layout" svg:width="1.27cm" svg:height="1.27cm" svg:x="12.7cm" svg:y="14.605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10.795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7.145cm" svg:y="10.795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8.25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13.335cm" svg:y1="3.81cm" svg:x2="17.145cm" svg:y2="6.35cm">
          <text:p/>
        </draw:line>
        <draw:line draw:style-name="gr3" draw:layer="layout" svg:x1="17.78cm" svg:y1="7.62cm" svg:x2="17.78cm" svg:y2="10.795cm">
          <text:p/>
        </draw:line>
        <draw:line draw:style-name="gr3" draw:layer="layout" svg:x1="9.525cm" svg:y1="7.62cm" svg:x2="17.145cm" svg:y2="11.43cm">
          <text:p/>
        </draw:line>
        <draw:line draw:style-name="gr3" draw:layer="layout" svg:x1="9.525cm" svg:y1="6.985cm" svg:x2="17.145cm" svg:y2="6.985cm">
          <text:p/>
        </draw:line>
        <draw:frame draw:style-name="gr6" draw:text-style-name="P15" draw:layer="layout" svg:width="1.27cm" svg:height="1.27cm" svg:x="15.24cm" svg:y="3.81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2.7cm" svg:y="8.25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10.16cm" svg:y="12.06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7.78cm" svg:y="8.25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8.25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12.065cm" svg:y="5.715cm">
          <draw:text-box>
            <text:p text:style-name="P1"><text:span text:style-name="T8">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3" draw:layer="layout" svg:x1="6.985cm" svg:y1="4.445cm" svg:x2="3.175cm" svg:y2="6.985cm">
          <text:p/>
        </draw:line>
        <draw:line draw:style-name="gr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0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0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3.97cm" svg:y1="8.255cm" svg:x2="13.97cm" svg:y2="11.43cm">
          <text:p/>
        </draw:line>
        <draw:line draw:style-name="gr14" draw:layer="layout" svg:x1="14.605cm" svg:y1="12.7cm" svg:x2="18.415cm" svg:y2="15.875cm">
          <text:p/>
        </draw:line>
        <draw:line draw:style-name="gr14" draw:layer="layout" svg:x1="18.415cm" svg:y1="4.445cm" svg:x2="14.605cm" svg:y2="6.985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9.685cm" svg:y1="4.445cm" svg:x2="23.495cm" svg:y2="6.985cm">
          <text:p/>
        </draw:line>
        <draw:line draw:style-name="gr14" draw:layer="layout" svg:x1="23.495cm" svg:y1="8.255cm" svg:x2="23.495cm" svg:y2="11.43cm">
          <text:p/>
        </draw:line>
        <draw:line draw:style-name="gr15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5.875cm" svg:y="4.445cm">
          <draw:text-box>
            <text:p text:style-name="P1"><text:span text:style-name="T27">3</text:span></text:p>
          </draw:text-box>
        </draw:frame>
        <draw:frame draw:style-name="gr6" draw:text-style-name="P26" draw:layer="layout" svg:width="1.27cm" svg:height="1.27cm" svg:x="20.955cm" svg:y="4.445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9.05cm" svg:y="8.255cm">
          <draw:text-box>
            <text:p text:style-name="P1"><text:span text:style-name="T27">4</text:span></text:p>
          </draw:text-box>
        </draw:frame>
        <draw:frame draw:style-name="gr6" draw:text-style-name="P26" draw:layer="layout" svg:width="1.27cm" svg:height="1.27cm" svg:x="15.24cm" svg:y="13.97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23.495cm" svg:y="8.89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8.415cm" svg:y="7.62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0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9.685cm" svg:y="12.7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1.59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0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5" draw:layer="layout" svg:x1="15.24cm" svg:y1="7.62cm" svg:x2="22.86cm" svg:y2="7.62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4" draw:layer="layout" svg:x1="22.86cm" svg:y1="12.065cm" svg:x2="19.05cm" svg:y2="15.24cm">
          <text:p/>
        </draw:line>
        <draw:line draw:style-name="gr15" draw:layer="layout" svg:x1="22.86cm" svg:y1="8.255cm" svg:x2="22.86cm" svg:y2="11.43cm">
          <text:p/>
        </draw:lin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13" draw:layer="layout" svg:x1="6.985cm" svg:y1="4.445cm" svg:x2="3.175cm" svg:y2="6.985cm">
          <text:p/>
        </draw:line>
        <draw:line draw:style-name="gr1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1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3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3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3.97cm" svg:y1="8.255cm" svg:x2="13.97cm" svg:y2="11.43cm">
          <text:p/>
        </draw:line>
        <draw:line draw:style-name="gr14" draw:layer="layout" svg:x1="14.605cm" svg:y1="12.7cm" svg:x2="18.415cm" svg:y2="15.875cm">
          <text:p/>
        </draw:line>
        <draw:line draw:style-name="gr14" draw:layer="layout" svg:x1="18.415cm" svg:y1="4.445cm" svg:x2="14.605cm" svg:y2="6.985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9.685cm" svg:y1="4.445cm" svg:x2="23.495cm" svg:y2="6.985cm">
          <text:p/>
        </draw:line>
        <draw:line draw:style-name="gr14" draw:layer="layout" svg:x1="23.495cm" svg:y1="8.255cm" svg:x2="23.495cm" svg:y2="11.43cm">
          <text:p/>
        </draw:line>
        <draw:line draw:style-name="gr15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5.875cm" svg:y="4.445cm">
          <draw:text-box>
            <text:p text:style-name="P1"><text:span text:style-name="T27">3</text:span></text:p>
          </draw:text-box>
        </draw:frame>
        <draw:frame draw:style-name="gr6" draw:text-style-name="P26" draw:layer="layout" svg:width="1.27cm" svg:height="1.27cm" svg:x="20.955cm" svg:y="4.445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9.05cm" svg:y="8.255cm">
          <draw:text-box>
            <text:p text:style-name="P1"><text:span text:style-name="T27">4</text:span></text:p>
          </draw:text-box>
        </draw:frame>
        <draw:frame draw:style-name="gr6" draw:text-style-name="P26" draw:layer="layout" svg:width="1.27cm" svg:height="1.27cm" svg:x="15.24cm" svg:y="13.97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23.495cm" svg:y="8.89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8.415cm" svg:y="7.62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0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9.685cm" svg:y="12.7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2.22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0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5" draw:layer="layout" svg:x1="15.24cm" svg:y1="7.62cm" svg:x2="22.86cm" svg:y2="7.62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4" draw:layer="layout" svg:x1="22.86cm" svg:y1="12.065cm" svg:x2="19.05cm" svg:y2="15.24cm">
          <text:p/>
        </draw:line>
        <draw:line draw:style-name="gr15" draw:layer="layout" svg:x1="22.86cm" svg:y1="8.256cm" svg:x2="22.86cm" svg:y2="11.431cm">
          <text:p/>
        </draw:lin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13" draw:layer="layout" svg:x1="6.985cm" svg:y1="4.445cm" svg:x2="3.175cm" svg:y2="6.985cm">
          <text:p/>
        </draw:line>
        <draw:line draw:style-name="gr1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1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3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3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3.97cm" svg:y1="8.255cm" svg:x2="13.97cm" svg:y2="11.43cm">
          <text:p/>
        </draw:line>
        <draw:line draw:style-name="gr14" draw:layer="layout" svg:x1="14.605cm" svg:y1="12.7cm" svg:x2="18.415cm" svg:y2="15.875cm">
          <text:p/>
        </draw:line>
        <draw:line draw:style-name="gr14" draw:layer="layout" svg:x1="18.415cm" svg:y1="4.445cm" svg:x2="14.605cm" svg:y2="6.985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9.685cm" svg:y1="4.445cm" svg:x2="23.495cm" svg:y2="6.985cm">
          <text:p/>
        </draw:line>
        <draw:line draw:style-name="gr14" draw:layer="layout" svg:x1="23.495cm" svg:y1="8.255cm" svg:x2="23.495cm" svg:y2="11.43cm">
          <text:p/>
        </draw:line>
        <draw:line draw:style-name="gr15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5.875cm" svg:y="4.445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20.955cm" svg:y="4.445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9.05cm" svg:y="8.25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5.24cm" svg:y="13.97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23.495cm" svg:y="8.89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8.415cm" svg:y="7.62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3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9.685cm" svg:y="12.7cm">
          <draw:text-box>
            <text:p text:style-name="P1"><text:span text:style-name="T27">0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3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2.22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3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5" draw:layer="layout" svg:x1="15.24cm" svg:y1="7.62cm" svg:x2="22.86cm" svg:y2="7.62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4" draw:layer="layout" svg:x1="22.86cm" svg:y1="12.065cm" svg:x2="19.05cm" svg:y2="15.24cm">
          <text:p/>
        </draw:line>
        <draw:line draw:style-name="gr15" draw:layer="layout" svg:x1="22.86cm" svg:y1="8.256cm" svg:x2="22.86cm" svg:y2="11.431cm">
          <text:p/>
        </draw:lin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3" draw:layer="layout" svg:x1="6.985cm" svg:y1="4.445cm" svg:x2="3.175cm" svg:y2="6.985cm">
          <text:p/>
        </draw:line>
        <draw:line draw:style-name="gr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3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3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layer="layout" svg:x1="13.97cm" svg:y1="8.255cm" svg:x2="13.97cm" svg:y2="11.43cm">
          <text:p/>
        </draw:line>
        <draw:line draw:style-name="gr13" draw:layer="layout" svg:x1="14.605cm" svg:y1="12.7cm" svg:x2="18.415cm" svg:y2="15.875cm">
          <text:p/>
        </draw:line>
        <draw:line draw:style-name="gr14" draw:layer="layout" svg:x1="18.415cm" svg:y1="4.445cm" svg:x2="14.605cm" svg:y2="6.985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layer="layout" svg:x1="19.685cm" svg:y1="4.445cm" svg:x2="23.495cm" svg:y2="6.985cm">
          <text:p/>
        </draw:line>
        <draw:line draw:style-name="gr17" draw:layer="layout" svg:x1="23.495cm" svg:y1="8.255cm" svg:x2="23.495cm" svg:y2="11.43cm">
          <text:p/>
        </draw:line>
        <draw:line draw:style-name="gr18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5.875cm" svg:y="4.445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20.955cm" svg:y="4.445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9.05cm" svg:y="8.25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5.24cm" svg:y="13.97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23.495cm" svg:y="8.89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8.415cm" svg:y="7.62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3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9.685cm" svg:y="12.7cm">
          <draw:text-box>
            <text:p text:style-name="P1"><text:span text:style-name="T27">0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3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2.22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3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5" draw:layer="layout" svg:x1="15.24cm" svg:y1="7.62cm" svg:x2="22.86cm" svg:y2="7.62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4" draw:layer="layout" svg:x1="22.86cm" svg:y1="12.065cm" svg:x2="19.05cm" svg:y2="15.24cm">
          <text:p/>
        </draw:line>
        <draw:line draw:style-name="gr15" draw:layer="layout" svg:x1="22.86cm" svg:y1="8.256cm" svg:x2="22.86cm" svg:y2="11.431cm">
          <text:p/>
        </draw:lin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3" draw:layer="layout" svg:x1="6.985cm" svg:y1="4.445cm" svg:x2="3.175cm" svg:y2="6.985cm">
          <text:p/>
        </draw:line>
        <draw:line draw:style-name="gr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3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layer="layout" svg:x1="13.97cm" svg:y1="8.255cm" svg:x2="13.97cm" svg:y2="11.43cm">
          <text:p/>
        </draw:line>
        <draw:line draw:style-name="gr13" draw:layer="layout" svg:x1="14.605cm" svg:y1="12.7cm" svg:x2="18.415cm" svg:y2="15.875cm">
          <text:p/>
        </draw:line>
        <draw:line draw:style-name="gr14" draw:layer="layout" svg:x1="18.415cm" svg:y1="4.445cm" svg:x2="14.605cm" svg:y2="6.985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layer="layout" svg:x1="19.685cm" svg:y1="4.445cm" svg:x2="23.495cm" svg:y2="6.985cm">
          <text:p/>
        </draw:line>
        <draw:line draw:style-name="gr17" draw:layer="layout" svg:x1="23.495cm" svg:y1="8.255cm" svg:x2="23.495cm" svg:y2="11.43cm">
          <text:p/>
        </draw:line>
        <draw:line draw:style-name="gr18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5.875cm" svg:y="4.445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20.955cm" svg:y="4.445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9.05cm" svg:y="8.25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5.24cm" svg:y="13.97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23.495cm" svg:y="8.89cm">
          <draw:text-box>
            <text:p text:style-name="P1"><text:span text:style-name="T27">2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8.415cm" svg:y="7.62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3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9.685cm" svg:y="12.7cm">
          <draw:text-box>
            <text:p text:style-name="P1"><text:span text:style-name="T27">0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3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2.225cm" svg:y="8.89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3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5" draw:layer="layout" svg:x1="15.24cm" svg:y1="7.62cm" svg:x2="22.86cm" svg:y2="7.62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4" draw:layer="layout" svg:x1="22.86cm" svg:y1="12.065cm" svg:x2="19.05cm" svg:y2="15.24cm">
          <text:p/>
        </draw:line>
        <draw:line draw:style-name="gr15" draw:layer="layout" svg:x1="22.86cm" svg:y1="8.256cm" svg:x2="22.86cm" svg:y2="11.431cm">
          <text:p/>
        </draw:lin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3" draw:layer="layout" svg:x1="6.985cm" svg:y1="4.445cm" svg:x2="3.175cm" svg:y2="6.985cm">
          <text:p/>
        </draw:line>
        <draw:line draw:style-name="gr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3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3.97cm" svg:y1="8.255cm" svg:x2="13.97cm" svg:y2="11.43cm">
          <text:p/>
        </draw:line>
        <draw:line draw:style-name="gr14" draw:layer="layout" svg:x1="14.605cm" svg:y1="12.7cm" svg:x2="18.415cm" svg:y2="15.875cm">
          <text:p/>
        </draw:line>
        <draw:line draw:style-name="gr14" draw:layer="layout" svg:x1="18.415cm" svg:y1="4.445cm" svg:x2="14.605cm" svg:y2="6.985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9.685cm" svg:y1="4.445cm" svg:x2="23.495cm" svg:y2="6.985cm">
          <text:p/>
        </draw:line>
        <draw:line draw:style-name="gr14" draw:layer="layout" svg:x1="23.495cm" svg:y1="8.255cm" svg:x2="23.495cm" svg:y2="11.43cm">
          <text:p/>
        </draw:line>
        <draw:line draw:style-name="gr15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5.875cm" svg:y="4.445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20.955cm" svg:y="4.445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19.05cm" svg:y="8.255cm">
          <draw:text-box>
            <text:p text:style-name="P1"><text:span text:style-name="T27">3</text:span></text:p>
          </draw:text-box>
        </draw:frame>
        <draw:frame draw:style-name="gr6" draw:text-style-name="P26" draw:layer="layout" svg:width="1.27cm" svg:height="1.27cm" svg:x="15.24cm" svg:y="13.97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23.495cm" svg:y="8.89cm">
          <draw:text-box>
            <text:p text:style-name="P1"><text:span text:style-name="T27">0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8.415cm" svg:y="7.62cm">
          <draw:text-box>
            <text:p text:style-name="P1"><text:span text:style-name="T23">0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3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6" draw:layer="layout" svg:width="1.27cm" svg:height="1.27cm" svg:x="19.685cm" svg:y="12.7cm">
          <draw:text-box>
            <text:p text:style-name="P1"><text:span text:style-name="T27">0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22.225cm" svg:y="8.89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3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5" draw:layer="layout" svg:x1="15.24cm" svg:y1="7.62cm" svg:x2="22.86cm" svg:y2="7.62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4" draw:layer="layout" svg:x1="22.86cm" svg:y1="12.065cm" svg:x2="19.05cm" svg:y2="15.24cm">
          <text:p/>
        </draw:line>
        <draw:line draw:style-name="gr15" draw:layer="layout" svg:x1="22.86cm" svg:y1="8.256cm" svg:x2="22.86cm" svg:y2="11.431cm">
          <text:p/>
        </draw:lin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19">
        <draw:custom-shape draw:style-name="gr2" draw:text-style-name="P16" draw:layer="layout" svg:width="1.27cm" svg:height="1.27cm" svg:x="6.3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2.54cm" svg:y1="8.255cm" svg:x2="2.54cm" svg:y2="11.43cm">
          <text:p/>
        </draw:line>
        <draw:line draw:style-name="gr3" draw:layer="layout" svg:x1="2.54cm" svg:y1="12.7cm" svg:x2="6.35cm" svg:y2="15.24cm">
          <text:p/>
        </draw:line>
        <draw:line draw:style-name="gr3" draw:layer="layout" svg:x1="6.985cm" svg:y1="4.445cm" svg:x2="3.175cm" svg:y2="6.985cm">
          <text:p/>
        </draw:line>
        <draw:line draw:style-name="gr3" draw:layer="layout" svg:x1="10.795cm" svg:y1="12.7cm" svg:x2="7.62cm" svg:y2="15.24cm">
          <text:p/>
        </draw:line>
        <draw:custom-shape draw:style-name="gr2" draw:text-style-name="P17" draw:layer="layout" svg:width="1.27cm" svg:height="1.27cm" svg:x="6.3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0.795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.905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" draw:layer="layout" svg:x1="6.985cm" svg:y1="4.445cm" svg:x2="10.795cm" svg:y2="6.985cm">
          <text:p/>
        </draw:line>
        <draw:line draw:style-name="gr3" draw:layer="layout" svg:x1="11.43cm" svg:y1="8.255cm" svg:x2="11.43cm" svg:y2="11.43cm">
          <text:p/>
        </draw:line>
        <draw:line draw:style-name="gr3" draw:layer="layout" svg:x1="3.175cm" svg:y1="8.255cm" svg:x2="10.795cm" svg:y2="12.065cm">
          <text:p/>
        </draw:line>
        <draw:line draw:style-name="gr3" draw:layer="layout" svg:x1="3.175cm" svg:y1="7.62cm" svg:x2="10.795cm" svg:y2="7.62cm">
          <text:p/>
        </draw:line>
        <draw:frame draw:style-name="gr6" draw:text-style-name="P15" draw:layer="layout" svg:width="1.27cm" svg:height="1.27cm" svg:x="3.81cm" svg:y="4.445cm">
          <draw:text-box>
            <text:p text:style-name="P1"><text:span text:style-name="T8">3</text:span></text:p>
          </draw:text-box>
        </draw:frame>
        <draw:frame draw:style-name="gr6" draw:text-style-name="P15" draw:layer="layout" svg:width="1.27cm" svg:height="1.27cm" svg:x="8.89cm" svg:y="4.445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7.62cm" svg:y="9.525cm">
          <draw:text-box>
            <text:p text:style-name="P1"><text:span text:style-name="T8">4</text:span></text:p>
          </draw:text-box>
        </draw:frame>
        <draw:frame draw:style-name="gr6" draw:text-style-name="P15" draw:layer="layout" svg:width="1.27cm" svg:height="1.27cm" svg:x="3.81cm" svg:y="12.7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1.43cm" svg:y="8.89cm">
          <draw:text-box>
            <text:p text:style-name="P1"><text:span text:style-name="T8">2</text:span></text:p>
          </draw:text-box>
        </draw:frame>
        <draw:frame draw:style-name="gr6" draw:text-style-name="P15" draw:layer="layout" svg:width="1.27cm" svg:height="1.27cm" svg:x="1.27cm" svg:y="8.89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7.62cm">
          <draw:text-box>
            <text:p text:style-name="P1"><text:span text:style-name="T14">0</text:span></text:p>
          </draw:text-box>
        </draw:frame>
        <draw:frame draw:style-name="gr6" draw:text-style-name="P21" draw:layer="layout" svg:width="1.27cm" svg:height="1.27cm" svg:x="8.255cm" svg:y="5.715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4.445cm" svg:y="5.715cm">
          <draw:text-box>
            <text:p text:style-name="P1"><text:span text:style-name="T14">3</text:span></text:p>
          </draw:text-box>
        </draw:frame>
        <draw:frame draw:style-name="gr6" draw:text-style-name="P15" draw:layer="layout" svg:width="1.27cm" svg:height="1.27cm" svg:x="6.35cm" svg:y="6.35cm">
          <draw:text-box>
            <text:p text:style-name="P1"><text:span text:style-name="T8">1</text:span></text:p>
          </draw:text-box>
        </draw:frame>
        <draw:frame draw:style-name="gr6" draw:text-style-name="P15" draw:layer="layout" svg:width="1.27cm" svg:height="1.27cm" svg:x="8.255cm" svg:y="12.7cm">
          <draw:text-box>
            <text:p text:style-name="P1"><text:span text:style-name="T8">3</text:span></text:p>
          </draw:text-box>
        </draw:frame>
        <draw:frame draw:style-name="gr6" draw:text-style-name="P21" draw:layer="layout" svg:width="1.27cm" svg:height="1.27cm" svg:x="6.35cm" svg:y="10.16cm">
          <draw:text-box>
            <text:p text:style-name="P1"><text:span text:style-name="T14">1</text:span></text:p>
          </draw:text-box>
        </draw:frame>
        <draw:frame draw:style-name="gr6" draw:text-style-name="P21" draw:layer="layout" svg:width="1.27cm" svg:height="1.27cm" svg:x="2.54cm" svg:y="8.89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10.16cm" svg:y="8.89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3.096cm" svg:y="13.521cm">
          <draw:text-box>
            <text:p text:style-name="P1"><text:span text:style-name="T14">2</text:span></text:p>
          </draw:text-box>
        </draw:frame>
        <draw:frame draw:style-name="gr6" draw:text-style-name="P21" draw:layer="layout" svg:width="1.27cm" svg:height="1.27cm" svg:x="9.525cm" svg:y="13.97cm">
          <draw:text-box>
            <text:p text:style-name="P1"><text:span text:style-name="T14">3</text:span></text:p>
          </draw:text-box>
        </draw:frame>
        <draw:custom-shape draw:style-name="gr2" draw:text-style-name="P16" draw:layer="layout" svg:width="1.27cm" svg:height="1.27cm" svg:x="18.415cm" svg:y="3.175cm">
          <text:p text:style-name="P11"><text:span text:style-name="T8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6.985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4" draw:layer="layout" svg:x1="13.97cm" svg:y1="8.255cm" svg:x2="13.97cm" svg:y2="11.43cm">
          <text:p/>
        </draw:line>
        <draw:line draw:style-name="gr15" draw:layer="layout" svg:x1="23.495cm" svg:y1="12.7cm" svg:x2="19.685cm" svg:y2="15.875cm">
          <text:p/>
        </draw:line>
        <draw:custom-shape draw:style-name="gr2" draw:text-style-name="P17" draw:layer="layout" svg:width="1.27cm" svg:height="1.27cm" svg:x="18.415cm" svg:y="15.24cm">
          <text:p text:style-name="P11"><text:span text:style-name="T9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11.43cm">
          <text:p text:style-name="P11">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22.86cm" svg:y="11.43cm">
          <text:p text:style-name="P11">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2" draw:layer="layout" svg:width="1.27cm" svg:height="1.27cm" svg:x="13.97cm" svg:y="6.98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layer="layout" svg:x1="15.24cm" svg:y1="8.255cm" svg:x2="22.86cm" svg:y2="12.065cm">
          <text:p/>
        </draw:line>
        <draw:line draw:style-name="gr14" draw:layer="layout" svg:x1="15.24cm" svg:y1="6.985cm" svg:x2="22.86cm" svg:y2="6.985cm">
          <text:p/>
        </draw:line>
        <draw:frame draw:style-name="gr6" draw:text-style-name="P26" draw:layer="layout" svg:width="1.27cm" svg:height="1.27cm" svg:x="19.05cm" svg:y="8.255cm">
          <draw:text-box>
            <text:p text:style-name="P1"><text:span text:style-name="T27">3</text:span></text:p>
          </draw:text-box>
        </draw:frame>
        <draw:frame draw:style-name="gr6" draw:text-style-name="P26" draw:layer="layout" svg:width="1.27cm" svg:height="1.27cm" svg:x="12.7cm" svg:y="8.89cm">
          <draw:text-box>
            <text:p text:style-name="P1"><text:span text:style-name="T27">3</text:span></text:p>
          </draw:text-box>
        </draw:frame>
        <draw:frame draw:style-name="gr6" draw:text-style-name="P24" draw:layer="layout" svg:width="1.27cm" svg:height="1.27cm" svg:x="19.685cm" svg:y="5.715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6.51cm" svg:y="5.715cm">
          <draw:text-box>
            <text:p text:style-name="P1"><text:span text:style-name="T23">3</text:span></text:p>
          </draw:text-box>
        </draw:frame>
        <draw:frame draw:style-name="gr6" draw:text-style-name="P26" draw:layer="layout" svg:width="1.27cm" svg:height="1.27cm" svg:x="18.415cm" svg:y="5.715cm">
          <draw:text-box>
            <text:p text:style-name="P1"><text:span text:style-name="T27">1</text:span></text:p>
          </draw:text-box>
        </draw:frame>
        <draw:frame draw:style-name="gr6" draw:text-style-name="P24" draw:layer="layout" svg:width="1.27cm" svg:height="1.27cm" svg:x="17.78cm" svg:y="10.16cm">
          <draw:text-box>
            <text:p text:style-name="P1"><text:span text:style-name="T23">1</text:span></text:p>
          </draw:text-box>
        </draw:frame>
        <draw:frame draw:style-name="gr6" draw:text-style-name="P24" draw:layer="layout" svg:width="1.27cm" svg:height="1.27cm" svg:x="14.605cm" svg:y="8.89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22.225cm" svg:y="8.89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17.145cm" svg:y="12.7cm">
          <draw:text-box>
            <text:p text:style-name="P1"><text:span text:style-name="T23">2</text:span></text:p>
          </draw:text-box>
        </draw:frame>
        <draw:frame draw:style-name="gr6" draw:text-style-name="P24" draw:layer="layout" svg:width="1.27cm" svg:height="1.27cm" svg:x="21.59cm" svg:y="13.97cm">
          <draw:text-box>
            <text:p text:style-name="P1"><text:span text:style-name="T23">3</text:span></text:p>
          </draw:text-box>
        </draw:frame>
        <draw:frame presentation:style-name="pr30" draw:text-style-name="P27" draw:layer="layout" svg:width="24.681cm" svg:height="1.905cm" svg:x="0.374cm" svg:y="0.635cm" presentation:class="title" presentation:user-transformed="true">
          <draw:text-box>
            <text:p text:style-name="P1"><text:span text:style-name="T28">capacity, </text:span><text:span text:style-name="T29">flow</text:span><text:span text:style-name="T28">, </text:span><text:span text:style-name="T30">residual</text:span><text:span text:style-name="T28">, </text:span><text:span text:style-name="T31">backedge</text:span></text:p>
          </draw:text-box>
        </draw:frame>
        <draw:line draw:style-name="gr15" draw:layer="layout" svg:x1="19.05cm" svg:y1="4.445cm" svg:x2="15.24cm" svg:y2="6.985cm">
          <text:p/>
        </draw:line>
        <draw:line draw:style-name="gr15" draw:layer="layout" svg:x1="19.05cm" svg:y1="4.445cm" svg:x2="22.86cm" svg:y2="6.985cm">
          <text:p/>
        </draw:line>
        <draw:line draw:style-name="gr16" draw:layer="layout" svg:x1="15.24cm" svg:y1="7.62cm" svg:x2="22.86cm" svg:y2="11.43cm">
          <text:p/>
        </draw:line>
        <draw:line draw:style-name="gr15" draw:layer="layout" svg:x1="14.605cm" svg:y1="8.255cm" svg:x2="14.605cm" svg:y2="11.43cm">
          <text:p/>
        </draw:line>
        <draw:line draw:style-name="gr15" draw:layer="layout" svg:x1="15.24cm" svg:y1="12.065cm" svg:x2="19.05cm" svg:y2="15.24cm">
          <text:p/>
        </draw:line>
        <draw:line draw:style-name="gr15" draw:layer="layout" svg:x1="22.86cm" svg:y1="8.256cm" svg:x2="22.86cm" svg:y2="11.431cm">
          <text:p/>
        </draw:lin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18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18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18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18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18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8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65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65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65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65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65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65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18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18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18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18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18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18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8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18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18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18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18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18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18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5:15:42</meta:creation-date>
    <dc:creator>Ted </dc:creator>
    <dc:date>2013-03-28T14:43:51</dc:date>
    <meta:editing-cycles>109</meta:editing-cycles>
    <meta:editing-duration>P1DT1M57S</meta:editing-duration>
    <meta:document-statistic meta:object-count="1337"/>
    <meta:user-defined meta:name="Info 1"/>
    <meta:user-defined meta:name="Info 2"/>
    <meta:user-defined meta:name="Info 3"/>
    <meta:user-defined meta:name="Info 4"/>
  </office:meta>
</office:document-meta>
</file>